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72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937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118in"/>
    </style:style>
    <style:style style:name="co6" style:family="table-column">
      <style:table-column-properties fo:break-before="auto" style:column-width="0.8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p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Великоберезнян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2]&amp;[.C2]&amp;&quot; &quot;&amp;[.D2]&amp;&quot;, &quot;&amp;[.E2]" office:value-type="string" office:string-value="Закарпатська область, Великоберезнянський район, " calcext:value-type="string">
            <text:p>Закарпатська область, Великоберезнян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Виноградів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3]&amp;[.C3]&amp;&quot; &quot;&amp;[.D3]&amp;&quot;, &quot;&amp;[.E3]" office:value-type="string" office:string-value="Закарпатська область, Виноградівський район, " calcext:value-type="string">
            <text:p>Закарпатська область, Виноградів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Воловецький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Воловець</text:p>
          </table:table-cell>
          <table:table-cell table:formula="of:=[.B4]&amp;[.C4]&amp;&quot; &quot;&amp;[.D4]&amp;&quot;, &quot;&amp;[.E4]" office:value-type="string" office:string-value="Закарпатська область, Воловецький район, Воловець" calcext:value-type="string">
            <text:p>Закарпатська область, Воловецький район, Воловець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Воловецький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Нижні Ворота</text:p>
          </table:table-cell>
          <table:table-cell table:formula="of:=[.B5]&amp;[.C5]&amp;&quot; &quot;&amp;[.D5]&amp;&quot;, &quot;&amp;[.E5]" office:value-type="string" office:string-value="Закарпатська область, Воловецький район, Нижні Ворота" calcext:value-type="string">
            <text:p>Закарпатська область, Воловецький район, Нижні Ворота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Іршав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6]&amp;[.C6]&amp;&quot; &quot;&amp;[.D6]&amp;&quot;, &quot;&amp;[.E6]" office:value-type="string" office:string-value="Закарпатська область, Іршавський район, " calcext:value-type="string">
            <text:p>Закарпатська область, Іршав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Міжгір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7]&amp;[.C7]&amp;&quot; &quot;&amp;[.D7]&amp;&quot;, &quot;&amp;[.E7]" office:value-type="string" office:string-value="Закарпатська область, Міжгірський район, " calcext:value-type="string">
            <text:p>Закарпатська область, Міжгір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НПП "Синевир"</text:p>
          </table:table-cell>
          <table:table-cell office:value-type="string" calcext:value-type="string">
            <text:p>район</text:p>
          </table:table-cell>
          <table:table-cell/>
          <table:table-cell table:formula="of:=[.B8]&amp;[.C8]&amp;&quot; &quot;&amp;[.D8]&amp;&quot;, &quot;&amp;[.E8]" office:value-type="string" office:string-value="Закарпатська область, НПП &quot;Синевир&quot; район, " calcext:value-type="string">
            <text:p>Закарпатська область, НПП "Синевир"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table:number-columns-repeated="2"/>
          <table:table-cell office:value-type="string" calcext:value-type="string">
            <text:p>Мукачево</text:p>
          </table:table-cell>
          <table:table-cell table:formula="of:=[.B9]&amp;[.C9]&amp;&quot; &quot;&amp;[.D9]&amp;&quot;, &quot;&amp;[.E9]" office:value-type="string" office:string-value="Закарпатська область,  , Мукачево" calcext:value-type="string">
            <text:p>Закарпатська область, <text:s/>, Мукачево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Мукачів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10]&amp;[.C10]&amp;&quot; &quot;&amp;[.D10]&amp;&quot;, &quot;&amp;[.E10]" office:value-type="string" office:string-value="Закарпатська область, Мукачівський район, " calcext:value-type="string">
            <text:p>Закарпатська область, Мукачів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Рахівський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Великий Бичків</text:p>
          </table:table-cell>
          <table:table-cell table:formula="of:=[.B11]&amp;[.C11]&amp;&quot; &quot;&amp;[.D11]&amp;&quot;, &quot;&amp;[.E11]" office:value-type="string" office:string-value="Закарпатська область, Рахівський район, Великий Бичків" calcext:value-type="string">
            <text:p>Закарпатська область, Рахівський район, Великий Бичків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Свалявський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Свалява</text:p>
          </table:table-cell>
          <table:table-cell table:formula="of:=[.B12]&amp;[.C12]&amp;&quot; &quot;&amp;[.D12]&amp;&quot;, &quot;&amp;[.E12]" office:value-type="string" office:string-value="Закарпатська область, Свалявський район, Свалява" calcext:value-type="string">
            <text:p>Закарпатська область, Свалявський район, Свалява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Тячівський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Солотвино</text:p>
          </table:table-cell>
          <table:table-cell table:formula="of:=[.B13]&amp;[.C13]&amp;&quot; &quot;&amp;[.D13]&amp;&quot;, &quot;&amp;[.E13]" office:value-type="string" office:string-value="Закарпатська область, Тячівський район, Солотвино" calcext:value-type="string">
            <text:p>Закарпатська область, Тячівський район, Солотвино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Тячівський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Тересва</text:p>
          </table:table-cell>
          <table:table-cell table:formula="of:=[.B14]&amp;[.C14]&amp;&quot; &quot;&amp;[.D14]&amp;&quot;, &quot;&amp;[.E14]" office:value-type="string" office:string-value="Закарпатська область, Тячівський район, Тересва" calcext:value-type="string">
            <text:p>Закарпатська область, Тячівський район, Тересва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table:number-columns-repeated="2"/>
          <table:table-cell office:value-type="string" calcext:value-type="string">
            <text:p>Ужгород</text:p>
          </table:table-cell>
          <table:table-cell table:formula="of:=[.B15]&amp;[.C15]&amp;&quot; &quot;&amp;[.D15]&amp;&quot;, &quot;&amp;[.E15]" office:value-type="string" office:string-value="Закарпатська область,  , Ужгород" calcext:value-type="string">
            <text:p>Закарпатська область, <text:s/>, Ужгород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Ужгородський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Оноківці</text:p>
          </table:table-cell>
          <table:table-cell table:formula="of:=[.B16]&amp;[.C16]&amp;&quot; &quot;&amp;[.D16]&amp;&quot;, &quot;&amp;[.E16]" office:value-type="string" office:string-value="Закарпатська область, Ужгородський район, Оноківці" calcext:value-type="string">
            <text:p>Закарпатська область, Ужгородський район, Оноківці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</text:p>
          </table:table-cell>
          <table:table-cell office:value-type="string" calcext:value-type="string">
            <text:p>Хуст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17]&amp;[.C17]&amp;&quot; &quot;&amp;[.D17]&amp;&quot;, &quot;&amp;[.E17]" office:value-type="string" office:string-value="Закарпатська область, Хустський район, " calcext:value-type="string">
            <text:p>Закарпатська область, Хуст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</text:p>
          </table:table-cell>
          <table:table-cell office:value-type="string" calcext:value-type="string">
            <text:p>Верховин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18]&amp;[.C18]&amp;&quot; &quot;&amp;[.D18]&amp;&quot;, &quot;&amp;[.E18]" office:value-type="string" office:string-value="Івано-Франківська область, Верховинський район, " calcext:value-type="string">
            <text:p>Івано-Франківська область, Верховин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</text:p>
          </table:table-cell>
          <table:table-cell office:value-type="string" calcext:value-type="string">
            <text:p>Долин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19]&amp;[.C19]&amp;&quot; &quot;&amp;[.D19]&amp;&quot;, &quot;&amp;[.E19]" office:value-type="string" office:string-value="Івано-Франківська область, Долинський район, " calcext:value-type="string">
            <text:p>Івано-Франківська область, Долин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</text:p>
          </table:table-cell>
          <table:table-cell office:value-type="string" calcext:value-type="string">
            <text:p>Калу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20]&amp;[.C20]&amp;&quot; &quot;&amp;[.D20]&amp;&quot;, &quot;&amp;[.E20]" office:value-type="string" office:string-value="Івано-Франківська область, Калуський район, " calcext:value-type="string">
            <text:p>Івано-Франківська область, Калу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</text:p>
          </table:table-cell>
          <table:table-cell office:value-type="string" calcext:value-type="string">
            <text:p>Косів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21]&amp;[.C21]&amp;&quot; &quot;&amp;[.D21]&amp;&quot;, &quot;&amp;[.E21]" office:value-type="string" office:string-value="Івано-Франківська область, Косівський район, " calcext:value-type="string">
            <text:p>Івано-Франківська область, Косів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</text:p>
          </table:table-cell>
          <table:table-cell office:value-type="string" calcext:value-type="string">
            <text:p>Косівський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Косів</text:p>
          </table:table-cell>
          <table:table-cell table:formula="of:=[.B22]&amp;[.C22]&amp;&quot; &quot;&amp;[.D22]&amp;&quot;, &quot;&amp;[.E22]" office:value-type="string" office:string-value="Івано-Франківська область, Косівський район, Косів" calcext:value-type="string">
            <text:p>Івано-Франківська область, Косівський район, Косів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</text:p>
          </table:table-cell>
          <table:table-cell office:value-type="string" calcext:value-type="string">
            <text:p>Надвірнян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23]&amp;[.C23]&amp;&quot; &quot;&amp;[.D23]&amp;&quot;, &quot;&amp;[.E23]" office:value-type="string" office:string-value="Івано-Франківська область, Надвірнянський район, " calcext:value-type="string">
            <text:p>Івано-Франківська область, Надвірнян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</text:p>
          </table:table-cell>
          <table:table-cell office:value-type="string" calcext:value-type="string">
            <text:p>Рожнятів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24]&amp;[.C24]&amp;&quot; &quot;&amp;[.D24]&amp;&quot;, &quot;&amp;[.E24]" office:value-type="string" office:string-value="Івано-Франківська область, Рожнятівський район, " calcext:value-type="string">
            <text:p>Івано-Франківська область, Рожнятів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</text:p>
          </table:table-cell>
          <table:table-cell office:value-type="string" calcext:value-type="string">
            <text:p>Рожнятівський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Ясень</text:p>
          </table:table-cell>
          <table:table-cell table:formula="of:=[.B25]&amp;[.C25]&amp;&quot; &quot;&amp;[.D25]&amp;&quot;, &quot;&amp;[.E25]" office:value-type="string" office:string-value="Івано-Франківська область, Рожнятівський район, Ясень" calcext:value-type="string">
            <text:p>Івано-Франківська область, Рожнятівський район, Ясень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</text:p>
          </table:table-cell>
          <table:table-cell table:number-columns-repeated="2"/>
          <table:table-cell office:value-type="string" calcext:value-type="string">
            <text:p>Яремчанська міська рада, Яблуниця</text:p>
          </table:table-cell>
          <table:table-cell table:formula="of:=[.B26]&amp;[.C26]&amp;&quot; &quot;&amp;[.D26]&amp;&quot;, &quot;&amp;[.E26]" office:value-type="string" office:string-value="Івано-Франківська область,  , Яремчанська міська рада, Яблуниця" calcext:value-type="string">
            <text:p>Івано-Франківська область, <text:s/>, Яремчанська міська рада, Яблуниця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office:value-type="string" calcext:value-type="string">
            <text:p>Жовків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27]&amp;[.C27]&amp;&quot; &quot;&amp;[.D27]&amp;&quot;, &quot;&amp;[.E27]" office:value-type="string" office:string-value="Львівська область, Жовківський район, " calcext:value-type="string">
            <text:p>Львівська область, Жовків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office:value-type="string" calcext:value-type="string">
            <text:p>Золочів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28]&amp;[.C28]&amp;&quot; &quot;&amp;[.D28]&amp;&quot;, &quot;&amp;[.E28]" office:value-type="string" office:string-value="Львівська область, Золочівський район, " calcext:value-type="string">
            <text:p>Львівська область, Золочів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table:number-columns-repeated="2"/>
          <table:table-cell office:value-type="string" calcext:value-type="string">
            <text:p>Львів</text:p>
          </table:table-cell>
          <table:table-cell table:formula="of:=[.B29]&amp;[.C29]&amp;&quot; &quot;&amp;[.D29]&amp;&quot;, &quot;&amp;[.E29]" office:value-type="string" office:string-value="Львівська область,  , Львів" calcext:value-type="string">
            <text:p>Львівська область, <text:s/>, Львів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table:number-columns-repeated="2"/>
          <table:table-cell office:value-type="string" calcext:value-type="string">
            <text:p>Винники</text:p>
          </table:table-cell>
          <table:table-cell table:formula="of:=[.B30]&amp;[.C30]&amp;&quot; &quot;&amp;[.D30]&amp;&quot;, &quot;&amp;[.E30]" office:value-type="string" office:string-value="Львівська область,  , Винники" calcext:value-type="string">
            <text:p>Львівська область, <text:s/>, Винники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table:number-columns-repeated="2"/>
          <table:table-cell office:value-type="string" calcext:value-type="string">
            <text:p>Моршин</text:p>
          </table:table-cell>
          <table:table-cell table:formula="of:=[.B31]&amp;[.C31]&amp;&quot; &quot;&amp;[.D31]&amp;&quot;, &quot;&amp;[.E31]" office:value-type="string" office:string-value="Львівська область,  , Моршин" calcext:value-type="string">
            <text:p>Львівська область, <text:s/>, Моршин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office:value-type="string" calcext:value-type="string">
            <text:p>Мости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32]&amp;[.C32]&amp;&quot; &quot;&amp;[.D32]&amp;&quot;, &quot;&amp;[.E32]" office:value-type="string" office:string-value="Львівська область, Мостиський район, " calcext:value-type="string">
            <text:p>Львівська область, Мости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office:value-type="string" calcext:value-type="string">
            <text:p>Пустомитів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33]&amp;[.C33]&amp;&quot; &quot;&amp;[.D33]&amp;&quot;, &quot;&amp;[.E33]" office:value-type="string" office:string-value="Львівська область, Пустомитівський район, " calcext:value-type="string">
            <text:p>Львівська область, Пустомитів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office:value-type="string" calcext:value-type="string">
            <text:p>Пустомитівський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Раковець</text:p>
          </table:table-cell>
          <table:table-cell table:formula="of:=[.B34]&amp;[.C34]&amp;&quot; &quot;&amp;[.D34]&amp;&quot;, &quot;&amp;[.E34]" office:value-type="string" office:string-value="Львівська область, Пустомитівський район, Раковець" calcext:value-type="string">
            <text:p>Львівська область, Пустомитівський район, Раковець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office:value-type="string" calcext:value-type="string">
            <text:p>Самбір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35]&amp;[.C35]&amp;&quot; &quot;&amp;[.D35]&amp;&quot;, &quot;&amp;[.E35]" office:value-type="string" office:string-value="Львівська область, Самбірський район, " calcext:value-type="string">
            <text:p>Львівська область, Самбір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office:value-type="string" calcext:value-type="string">
            <text:p>Сколів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36]&amp;[.C36]&amp;&quot; &quot;&amp;[.D36]&amp;&quot;, &quot;&amp;[.E36]" office:value-type="string" office:string-value="Львівська область, Сколівський район, " calcext:value-type="string">
            <text:p>Львівська область, Сколів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office:value-type="string" calcext:value-type="string">
            <text:p>Старосамбір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37]&amp;[.C37]&amp;&quot; &quot;&amp;[.D37]&amp;&quot;, &quot;&amp;[.E37]" office:value-type="string" office:string-value="Львівська область, Старосамбірський район, " calcext:value-type="string">
            <text:p>Львівська область, Старосамбір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office:value-type="string" calcext:value-type="string">
            <text:p>Стрий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38]&amp;[.C38]&amp;&quot; &quot;&amp;[.D38]&amp;&quot;, &quot;&amp;[.E38]" office:value-type="string" office:string-value="Львівська область, Стрийський район, " calcext:value-type="string">
            <text:p>Львівська область, Стрий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office:value-type="string" calcext:value-type="string">
            <text:p>Турків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39]&amp;[.C39]&amp;&quot; &quot;&amp;[.D39]&amp;&quot;, &quot;&amp;[.E39]" office:value-type="string" office:string-value="Львівська область, Турківський район, " calcext:value-type="string">
            <text:p>Львівська область, Турківський район, 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</text:p>
          </table:table-cell>
          <table:table-cell office:value-type="string" calcext:value-type="string">
            <text:p>Яворівський</text:p>
          </table:table-cell>
          <table:table-cell office:value-type="string" calcext:value-type="string">
            <text:p>район</text:p>
          </table:table-cell>
          <table:table-cell/>
          <table:table-cell table:formula="of:=[.B40]&amp;[.C40]&amp;&quot; &quot;&amp;[.D40]&amp;&quot;, &quot;&amp;[.E40]" office:value-type="string" office:string-value="Львівська область, Яворівський район, " calcext:value-type="string">
            <text:p>Львівська область, Яворівський район,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Autonomous Republic of Crimea, </text:p>
          </table:table-cell>
          <table:table-cell table:number-columns-repeated="2"/>
          <table:table-cell office:value-type="string" calcext:value-type="string">
            <text:p>Alushta</text:p>
          </table:table-cell>
          <table:table-cell table:formula="of:=[.B41]&amp;&quot; &quot;&amp;[.C41]&amp;&quot; &quot;&amp;[.E41]" office:value-type="string" office:string-value="Autonomous Republic of Crimea,   Alushta" calcext:value-type="string">
            <text:p>Autonomous Republic of Crimea, <text:s text:c="2"/>Alusht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Autonomous Republic of Crimea, </text:p>
          </table:table-cell>
          <table:table-cell table:number-columns-repeated="2"/>
          <table:table-cell office:value-type="string" calcext:value-type="string">
            <text:p>Generalske</text:p>
          </table:table-cell>
          <table:table-cell table:formula="of:=[.B42]&amp;&quot; &quot;&amp;[.C42]&amp;&quot; &quot;&amp;[.E42]" office:value-type="string" office:string-value="Autonomous Republic of Crimea,   Generalske" calcext:value-type="string">
            <text:p>Autonomous Republic of Crimea, <text:s text:c="2"/>Generalske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Autonomous Republic of Crimea, </text:p>
          </table:table-cell>
          <table:table-cell table:number-columns-repeated="2"/>
          <table:table-cell office:value-type="string" calcext:value-type="string">
            <text:p>Feodosia</text:p>
          </table:table-cell>
          <table:table-cell table:formula="of:=[.B43]&amp;&quot; &quot;&amp;[.C43]&amp;&quot; &quot;&amp;[.E43]" office:value-type="string" office:string-value="Autonomous Republic of Crimea,   Feodosia" calcext:value-type="string">
            <text:p>Autonomous Republic of Crimea, <text:s text:c="2"/>Feodosi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Autonomous Republic of Crimea, </text:p>
          </table:table-cell>
          <table:table-cell table:number-columns-repeated="2"/>
          <table:table-cell office:value-type="string" calcext:value-type="string">
            <text:p>Simferopol</text:p>
          </table:table-cell>
          <table:table-cell table:formula="of:=[.B44]&amp;&quot; &quot;&amp;[.C44]&amp;&quot; &quot;&amp;[.E44]" office:value-type="string" office:string-value="Autonomous Republic of Crimea,   Simferopol" calcext:value-type="string">
            <text:p>Autonomous Republic of Crimea, <text:s text:c="2"/>Simferopol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Autonomous Republic of Crimea, </text:p>
          </table:table-cell>
          <table:table-cell table:number-columns-repeated="2"/>
          <table:table-cell office:value-type="string" calcext:value-type="string">
            <text:p>Yalta</text:p>
          </table:table-cell>
          <table:table-cell table:formula="of:=[.B45]&amp;&quot; &quot;&amp;[.C45]&amp;&quot; &quot;&amp;[.E45]" office:value-type="string" office:string-value="Autonomous Republic of Crimea,   Yalta" calcext:value-type="string">
            <text:p>Autonomous Republic of Crimea, <text:s text:c="2"/>Yalt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kasy Region, </text:p>
          </table:table-cell>
          <table:table-cell table:number-columns-repeated="2"/>
          <table:table-cell office:value-type="string" calcext:value-type="string">
            <text:p>Cherkasy</text:p>
          </table:table-cell>
          <table:table-cell table:formula="of:=[.B46]&amp;&quot; &quot;&amp;[.C46]&amp;&quot; &quot;&amp;[.E46]" office:value-type="string" office:string-value="Cherkasy Region,   Cherkasy" calcext:value-type="string">
            <text:p>Cherkasy Region, <text:s text:c="2"/>Cherkasy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kasy Region, </text:p>
          </table:table-cell>
          <table:table-cell table:number-columns-repeated="2"/>
          <table:table-cell office:value-type="string" calcext:value-type="string">
            <text:p>Kaniv</text:p>
          </table:table-cell>
          <table:table-cell table:formula="of:=[.B47]&amp;&quot; &quot;&amp;[.C47]&amp;&quot; &quot;&amp;[.E47]" office:value-type="string" office:string-value="Cherkasy Region,   Kaniv" calcext:value-type="string">
            <text:p>Cherkasy Region, <text:s text:c="2"/>Kaniv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kasy Region, </text:p>
          </table:table-cell>
          <table:table-cell table:number-columns-repeated="2"/>
          <table:table-cell office:value-type="string" calcext:value-type="string">
            <text:p>Ozeryshche</text:p>
          </table:table-cell>
          <table:table-cell table:formula="of:=[.B48]&amp;&quot; &quot;&amp;[.C48]&amp;&quot; &quot;&amp;[.E48]" office:value-type="string" office:string-value="Cherkasy Region,   Ozeryshche" calcext:value-type="string">
            <text:p>Cherkasy Region, <text:s text:c="2"/>Ozeryshche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nivtsi Region, </text:p>
          </table:table-cell>
          <table:table-cell office:value-type="string" calcext:value-type="string">
            <text:p>Chernivtsi District, </text:p>
          </table:table-cell>
          <table:table-cell/>
          <table:table-cell office:value-type="string" calcext:value-type="string">
            <text:p>Kulykivka</text:p>
          </table:table-cell>
          <table:table-cell table:formula="of:=[.B49]&amp;&quot; &quot;&amp;[.C49]&amp;&quot; &quot;&amp;[.E49]" office:value-type="string" office:string-value="Chernivtsi Region,  Chernivtsi District,  Kulykivka" calcext:value-type="string">
            <text:p>Chernivtsi Region, <text:s/>Chernivtsi District, <text:s/>Kulykivk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nivtsi Region, </text:p>
          </table:table-cell>
          <table:table-cell office:value-type="string" calcext:value-type="string">
            <text:p>Khotyn Disrtict, </text:p>
          </table:table-cell>
          <table:table-cell/>
          <table:table-cell office:value-type="string" calcext:value-type="string">
            <text:p>Hrynyachka</text:p>
          </table:table-cell>
          <table:table-cell table:formula="of:=[.B50]&amp;&quot; &quot;&amp;[.C50]&amp;&quot; &quot;&amp;[.E50]" office:value-type="string" office:string-value="Chernivtsi Region,  Khotyn Disrtict,  Hrynyachka" calcext:value-type="string">
            <text:p>Chernivtsi Region, <text:s/>Khotyn Disrtict, <text:s/>Hrynyachk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nivtsi Region, </text:p>
          </table:table-cell>
          <table:table-cell office:value-type="string" calcext:value-type="string">
            <text:p>Vyzhnytsia District, </text:p>
          </table:table-cell>
          <table:table-cell/>
          <table:table-cell office:value-type="string" calcext:value-type="string">
            <text:p>Vyzhenka</text:p>
          </table:table-cell>
          <table:table-cell table:formula="of:=[.B51]&amp;&quot; &quot;&amp;[.C51]&amp;&quot; &quot;&amp;[.E51]" office:value-type="string" office:string-value="Chernivtsi Region,  Vyzhnytsia District,  Vyzhenka" calcext:value-type="string">
            <text:p>Chernivtsi Region, <text:s/>Vyzhnytsia District, <text:s/>Vyzhenk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Dnipropetrovsk Region</text:p>
          </table:table-cell>
          <table:table-cell office:value-type="string" calcext:value-type="string">
            <text:p>Novomoskovsk District,</text:p>
          </table:table-cell>
          <table:table-cell table:number-columns-repeated="2"/>
          <table:table-cell table:formula="of:=[.B52]&amp;&quot; &quot;&amp;[.C52]&amp;&quot; &quot;&amp;[.E52]" office:value-type="string" office:string-value="Dnipropetrovsk Region Novomoskovsk District, " calcext:value-type="string">
            <text:p>Dnipropetrovsk Region Novomoskovsk District,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Donetsk Region, </text:p>
          </table:table-cell>
          <table:table-cell office:value-type="string" calcext:value-type="string">
            <text:p>Svyatohirsk</text:p>
          </table:table-cell>
          <table:table-cell/>
          <table:table-cell office:value-type="string" calcext:value-type="string">
            <text:p>Svyatohirsk</text:p>
          </table:table-cell>
          <table:table-cell table:formula="of:=[.B53]&amp;&quot; &quot;&amp;[.C53]&amp;&quot; &quot;&amp;[.E53]" office:value-type="string" office:string-value="Donetsk Region,  Svyatohirsk Svyatohirsk" calcext:value-type="string">
            <text:p>Donetsk Region, <text:s/>Svyatohirsk Svyatohirsk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</text:p>
          </table:table-cell>
          <table:table-cell office:value-type="string" calcext:value-type="string">
            <text:p>Dolyna District,</text:p>
          </table:table-cell>
          <table:table-cell table:number-columns-repeated="2"/>
          <table:table-cell table:formula="of:=[.B54]&amp;&quot; &quot;&amp;[.C54]&amp;&quot; &quot;&amp;[.E54]" office:value-type="string" office:string-value="Ivano-Frankivsk Region,  Dolyna District, " calcext:value-type="string">
            <text:p>Ivano-Frankivsk Region, <text:s/>Dolyna District,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</text:p>
          </table:table-cell>
          <table:table-cell office:value-type="string" calcext:value-type="string">
            <text:p>Halych District,</text:p>
          </table:table-cell>
          <table:table-cell/>
          <table:table-cell office:value-type="string" calcext:value-type="string">
            <text:p>Krylos</text:p>
          </table:table-cell>
          <table:table-cell table:formula="of:=[.B55]&amp;&quot; &quot;&amp;[.C55]&amp;&quot; &quot;&amp;[.E55]" office:value-type="string" office:string-value="Ivano-Frankivsk Region,  Halych District, Krylos" calcext:value-type="string">
            <text:p>Ivano-Frankivsk Region, <text:s/>Halych District, Krylos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</text:p>
          </table:table-cell>
          <table:table-cell office:value-type="string" calcext:value-type="string">
            <text:p>Halych District,</text:p>
          </table:table-cell>
          <table:table-cell/>
          <table:table-cell office:value-type="string" calcext:value-type="string">
            <text:p>Pukasivtsi</text:p>
          </table:table-cell>
          <table:table-cell table:formula="of:=[.B56]&amp;&quot; &quot;&amp;[.C56]&amp;&quot; &quot;&amp;[.E56]" office:value-type="string" office:string-value="Ivano-Frankivsk Region,  Halych District, Pukasivtsi" calcext:value-type="string">
            <text:p>Ivano-Frankivsk Region, <text:s/>Halych District, Pukasivtsi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</text:p>
          </table:table-cell>
          <table:table-cell office:value-type="string" calcext:value-type="string">
            <text:p>Kosiv District,</text:p>
          </table:table-cell>
          <table:table-cell table:number-columns-repeated="2"/>
          <table:table-cell table:formula="of:=[.B57]&amp;&quot; &quot;&amp;[.C57]&amp;&quot; &quot;&amp;[.E57]" office:value-type="string" office:string-value="Ivano-Frankivsk Region,  Kosiv District, " calcext:value-type="string">
            <text:p>Ivano-Frankivsk Region, <text:s/>Kosiv District,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</text:p>
          </table:table-cell>
          <table:table-cell office:value-type="string" calcext:value-type="string">
            <text:p>Kosiv District,</text:p>
          </table:table-cell>
          <table:table-cell/>
          <table:table-cell office:value-type="string" calcext:value-type="string">
            <text:p>Kosiv</text:p>
          </table:table-cell>
          <table:table-cell table:formula="of:=[.B58]&amp;&quot; &quot;&amp;[.C58]&amp;&quot; &quot;&amp;[.E58]" office:value-type="string" office:string-value="Ivano-Frankivsk Region,  Kosiv District, Kosiv" calcext:value-type="string">
            <text:p>Ivano-Frankivsk Region, <text:s/>Kosiv District, Kosiv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</text:p>
          </table:table-cell>
          <table:table-cell office:value-type="string" calcext:value-type="string">
            <text:p>Kosiv District,</text:p>
          </table:table-cell>
          <table:table-cell/>
          <table:table-cell office:value-type="string" calcext:value-type="string">
            <text:p>Sheshory</text:p>
          </table:table-cell>
          <table:table-cell table:formula="of:=[.B59]&amp;&quot; &quot;&amp;[.C59]&amp;&quot; &quot;&amp;[.E59]" office:value-type="string" office:string-value="Ivano-Frankivsk Region,  Kosiv District, Sheshory" calcext:value-type="string">
            <text:p>Ivano-Frankivsk Region, <text:s/>Kosiv District, Sheshory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</text:p>
          </table:table-cell>
          <table:table-cell office:value-type="string" calcext:value-type="string">
            <text:p>Kosiv District,</text:p>
          </table:table-cell>
          <table:table-cell/>
          <table:table-cell office:value-type="string" calcext:value-type="string">
            <text:p>Horod</text:p>
          </table:table-cell>
          <table:table-cell table:formula="of:=[.B60]&amp;&quot; &quot;&amp;[.C60]&amp;&quot; &quot;&amp;[.E60]" office:value-type="string" office:string-value="Ivano-Frankivsk Region,  Kosiv District, Horod" calcext:value-type="string">
            <text:p>Ivano-Frankivsk Region, <text:s/>Kosiv District, Horod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</text:p>
          </table:table-cell>
          <table:table-cell office:value-type="string" calcext:value-type="string">
            <text:p>Kosiv District,</text:p>
          </table:table-cell>
          <table:table-cell/>
          <table:table-cell office:value-type="string" calcext:value-type="string">
            <text:p>Kosmach</text:p>
          </table:table-cell>
          <table:table-cell table:formula="of:=[.B61]&amp;&quot; &quot;&amp;[.C61]&amp;&quot; &quot;&amp;[.E61]" office:value-type="string" office:string-value="Ivano-Frankivsk Region,  Kosiv District, Kosmach" calcext:value-type="string">
            <text:p>Ivano-Frankivsk Region, <text:s/>Kosiv District, Kosmach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</text:p>
          </table:table-cell>
          <table:table-cell office:value-type="string" calcext:value-type="string">
            <text:p>Nadvirna District,</text:p>
          </table:table-cell>
          <table:table-cell table:number-columns-repeated="2"/>
          <table:table-cell table:formula="of:=[.B62]&amp;&quot; &quot;&amp;[.C62]&amp;&quot; &quot;&amp;[.E62]" office:value-type="string" office:string-value="Ivano-Frankivsk Region,  Nadvirna District, " calcext:value-type="string">
            <text:p>Ivano-Frankivsk Region, <text:s/>Nadvirna District,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</text:p>
          </table:table-cell>
          <table:table-cell office:value-type="string" calcext:value-type="string">
            <text:p>Rohatyn District, </text:p>
          </table:table-cell>
          <table:table-cell/>
          <table:table-cell office:value-type="string" calcext:value-type="string">
            <text:p>Voroniv</text:p>
          </table:table-cell>
          <table:table-cell table:formula="of:=[.B63]&amp;&quot; &quot;&amp;[.C63]&amp;&quot; &quot;&amp;[.E63]" office:value-type="string" office:string-value="Ivano-Frankivsk Region,  Rohatyn District,  Voroniv" calcext:value-type="string">
            <text:p>Ivano-Frankivsk Region, <text:s/>Rohatyn District, <text:s/>Voroniv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</text:p>
          </table:table-cell>
          <table:table-cell office:value-type="string" calcext:value-type="string">
            <text:p>Yaremche municipality,</text:p>
          </table:table-cell>
          <table:table-cell/>
          <table:table-cell office:value-type="string" calcext:value-type="string">
            <text:p>Vorokhta</text:p>
          </table:table-cell>
          <table:table-cell table:formula="of:=[.B64]&amp;&quot; &quot;&amp;[.C64]&amp;&quot; &quot;&amp;[.E64]" office:value-type="string" office:string-value="Ivano-Frankivsk Region,  Yaremche municipality, Vorokhta" calcext:value-type="string">
            <text:p>Ivano-Frankivsk Region, <text:s/>Yaremche municipality, Vorokht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Kharkiv Region, </text:p>
          </table:table-cell>
          <table:table-cell office:value-type="string" calcext:value-type="string">
            <text:p>Zmiiv District</text:p>
          </table:table-cell>
          <table:table-cell/>
          <table:table-cell office:value-type="string" calcext:value-type="string">
            <text:p>Haidary</text:p>
          </table:table-cell>
          <table:table-cell table:formula="of:=[.B65]&amp;&quot; &quot;&amp;[.C65]&amp;&quot; &quot;&amp;[.E65]" office:value-type="string" office:string-value="Kharkiv Region,  Zmiiv District Haidary" calcext:value-type="string">
            <text:p>Kharkiv Region, <text:s/>Zmiiv District Haidary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Khmelnytskyi Region, </text:p>
          </table:table-cell>
          <table:table-cell office:value-type="string" calcext:value-type="string">
            <text:p>Horodok District,</text:p>
          </table:table-cell>
          <table:table-cell/>
          <table:table-cell office:value-type="string" calcext:value-type="string">
            <text:p>Ivankivtsi</text:p>
          </table:table-cell>
          <table:table-cell table:formula="of:=[.B66]&amp;&quot; &quot;&amp;[.C66]&amp;&quot; &quot;&amp;[.E66]" office:value-type="string" office:string-value="Khmelnytskyi Region,  Horodok District, Ivankivtsi" calcext:value-type="string">
            <text:p>Khmelnytskyi Region, <text:s/>Horodok District, Ivankivtsi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Kirovohrad Region, </text:p>
          </table:table-cell>
          <table:table-cell office:value-type="string" calcext:value-type="string">
            <text:p>Znamyanka District,</text:p>
          </table:table-cell>
          <table:table-cell/>
          <table:table-cell office:value-type="string" calcext:value-type="string">
            <text:p>Vodyane</text:p>
          </table:table-cell>
          <table:table-cell table:formula="of:=[.B67]&amp;&quot; &quot;&amp;[.C67]&amp;&quot; &quot;&amp;[.E67]" office:value-type="string" office:string-value="Kirovohrad Region,  Znamyanka District, Vodyane" calcext:value-type="string">
            <text:p>Kirovohrad Region, <text:s/>Znamyanka District, Vodyane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Kyiv</text:p>
          </table:table-cell>
          <table:table-cell office:value-type="string" calcext:value-type="string">
            <text:p>Holosiiv District</text:p>
          </table:table-cell>
          <table:table-cell table:number-columns-repeated="2"/>
          <table:table-cell table:formula="of:=[.B68]&amp;&quot; &quot;&amp;[.C68]&amp;&quot; &quot;&amp;[.E68]" office:value-type="string" office:string-value="Kyiv Holosiiv District " calcext:value-type="string">
            <text:p>Kyiv Holosiiv District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Kyiv Region, </text:p>
          </table:table-cell>
          <table:table-cell office:value-type="string" calcext:value-type="string">
            <text:p>Borodyanka District,</text:p>
          </table:table-cell>
          <table:table-cell/>
          <table:table-cell office:value-type="string" calcext:value-type="string">
            <text:p>Koblytsya</text:p>
          </table:table-cell>
          <table:table-cell table:formula="of:=[.B69]&amp;&quot; &quot;&amp;[.C69]&amp;&quot; &quot;&amp;[.E69]" office:value-type="string" office:string-value="Kyiv Region,  Borodyanka District, Koblytsya" calcext:value-type="string">
            <text:p>Kyiv Region, <text:s/>Borodyanka District, Koblytsy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Borodyanka District,</text:p>
          </table:table-cell>
          <table:table-cell/>
          <table:table-cell office:value-type="string" calcext:value-type="string">
            <text:p>Lviv</text:p>
          </table:table-cell>
          <table:table-cell table:formula="of:=[.B70]&amp;&quot; &quot;&amp;[.C70]&amp;&quot; &quot;&amp;[.E70]" office:value-type="string" office:string-value="Lviv Region,  Borodyanka District, Lviv" calcext:value-type="string">
            <text:p>Lviv Region, <text:s/>Borodyanka District, Lviv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Boryslav</text:p>
          </table:table-cell>
          <table:table-cell/>
          <table:table-cell office:value-type="string" calcext:value-type="string">
            <text:p>Skhidnytsya</text:p>
          </table:table-cell>
          <table:table-cell table:formula="of:=[.B71]&amp;&quot; &quot;&amp;[.C71]&amp;&quot; &quot;&amp;[.E71]" office:value-type="string" office:string-value="Lviv Region,  Boryslav Skhidnytsya" calcext:value-type="string">
            <text:p>Lviv Region, <text:s/>Boryslav Skhidnytsy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Brody District,</text:p>
          </table:table-cell>
          <table:table-cell/>
          <table:table-cell office:value-type="string" calcext:value-type="string">
            <text:p>Perelisky</text:p>
          </table:table-cell>
          <table:table-cell table:formula="of:=[.B72]&amp;&quot; &quot;&amp;[.C72]&amp;&quot; &quot;&amp;[.E72]" office:value-type="string" office:string-value="Lviv Region,  Brody District, Perelisky" calcext:value-type="string">
            <text:p>Lviv Region, <text:s/>Brody District, Perelisky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Drohobych District, </text:p>
          </table:table-cell>
          <table:table-cell/>
          <table:table-cell office:value-type="string" calcext:value-type="string">
            <text:p>Medvezha</text:p>
          </table:table-cell>
          <table:table-cell table:formula="of:=[.B73]&amp;&quot; &quot;&amp;[.C73]&amp;&quot; &quot;&amp;[.E73]" office:value-type="string" office:string-value="Lviv Region,  Drohobych District,  Medvezha" calcext:value-type="string">
            <text:p>Lviv Region, <text:s/>Drohobych District, <text:s/>Medvezh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Peremyshlyany District,</text:p>
          </table:table-cell>
          <table:table-cell/>
          <table:table-cell office:value-type="string" calcext:value-type="string">
            <text:p>Sukhodil</text:p>
          </table:table-cell>
          <table:table-cell table:formula="of:=[.B74]&amp;&quot; &quot;&amp;[.C74]&amp;&quot; &quot;&amp;[.E74]" office:value-type="string" office:string-value="Lviv Region,  Peremyshlyany District, Sukhodil" calcext:value-type="string">
            <text:p>Lviv Region, <text:s/>Peremyshlyany District, Sukhodil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Pustomyty District,</text:p>
          </table:table-cell>
          <table:table-cell/>
          <table:table-cell office:value-type="string" calcext:value-type="string">
            <text:p>Lypnyky</text:p>
          </table:table-cell>
          <table:table-cell table:formula="of:=[.B75]&amp;&quot; &quot;&amp;[.C75]&amp;&quot; &quot;&amp;[.E75]" office:value-type="string" office:string-value="Lviv Region,  Pustomyty District, Lypnyky" calcext:value-type="string">
            <text:p>Lviv Region, <text:s/>Pustomyty District, Lypnyky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Sambir District,</text:p>
          </table:table-cell>
          <table:table-cell/>
          <table:table-cell office:value-type="string" calcext:value-type="string">
            <text:p>Sprynya</text:p>
          </table:table-cell>
          <table:table-cell table:formula="of:=[.B76]&amp;&quot; &quot;&amp;[.C76]&amp;&quot; &quot;&amp;[.E76]" office:value-type="string" office:string-value="Lviv Region,  Sambir District, Sprynya" calcext:value-type="string">
            <text:p>Lviv Region, <text:s/>Sambir District, Spryny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Skole District,</text:p>
          </table:table-cell>
          <table:table-cell table:number-columns-repeated="2"/>
          <table:table-cell table:formula="of:=[.B77]&amp;&quot; &quot;&amp;[.C77]&amp;&quot; &quot;&amp;[.E77]" office:value-type="string" office:string-value="Lviv Region,  Skole District, " calcext:value-type="string">
            <text:p>Lviv Region, <text:s/>Skole District,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Skole District,</text:p>
          </table:table-cell>
          <table:table-cell/>
          <table:table-cell office:value-type="string" calcext:value-type="string">
            <text:p>Hrebeniv</text:p>
          </table:table-cell>
          <table:table-cell table:formula="of:=[.B78]&amp;&quot; &quot;&amp;[.C78]&amp;&quot; &quot;&amp;[.E78]" office:value-type="string" office:string-value="Lviv Region,  Skole District, Hrebeniv" calcext:value-type="string">
            <text:p>Lviv Region, <text:s/>Skole District, Hrebeniv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Skole District,</text:p>
          </table:table-cell>
          <table:table-cell/>
          <table:table-cell office:value-type="string" calcext:value-type="string">
            <text:p>Smozhe</text:p>
          </table:table-cell>
          <table:table-cell table:formula="of:=[.B79]&amp;&quot; &quot;&amp;[.C79]&amp;&quot; &quot;&amp;[.E79]" office:value-type="string" office:string-value="Lviv Region,  Skole District, Smozhe" calcext:value-type="string">
            <text:p>Lviv Region, <text:s/>Skole District, Smozhe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Stryi District,</text:p>
          </table:table-cell>
          <table:table-cell table:number-columns-repeated="2"/>
          <table:table-cell table:formula="of:=[.B80]&amp;&quot; &quot;&amp;[.C80]&amp;&quot; &quot;&amp;[.E80]" office:value-type="string" office:string-value="Lviv Region,  Stryi District, " calcext:value-type="string">
            <text:p>Lviv Region, <text:s/>Stryi District,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Turka District,</text:p>
          </table:table-cell>
          <table:table-cell/>
          <table:table-cell office:value-type="string" calcext:value-type="string">
            <text:p>Verkhnye Husyne</text:p>
          </table:table-cell>
          <table:table-cell table:formula="of:=[.B81]&amp;&quot; &quot;&amp;[.C81]&amp;&quot; &quot;&amp;[.E81]" office:value-type="string" office:string-value="Lviv Region,  Turka District, Verkhnye Husyne" calcext:value-type="string">
            <text:p>Lviv Region, <text:s/>Turka District, Verkhnye Husyne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Yavoriv District, </text:p>
          </table:table-cell>
          <table:table-cell/>
          <table:table-cell office:value-type="string" calcext:value-type="string">
            <text:p>Domazhyr</text:p>
          </table:table-cell>
          <table:table-cell table:formula="of:=[.B82]&amp;&quot; &quot;&amp;[.C82]&amp;&quot; &quot;&amp;[.E82]" office:value-type="string" office:string-value="Lviv Region,  Yavoriv District,  Domazhyr" calcext:value-type="string">
            <text:p>Lviv Region, <text:s/>Yavoriv District, <text:s/>Domazhyr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Yavoriv District, </text:p>
          </table:table-cell>
          <table:table-cell/>
          <table:table-cell office:value-type="string" calcext:value-type="string">
            <text:p>Vereshchytsia</text:p>
          </table:table-cell>
          <table:table-cell table:formula="of:=[.B83]&amp;&quot; &quot;&amp;[.C83]&amp;&quot; &quot;&amp;[.E83]" office:value-type="string" office:string-value="Lviv Region,  Yavoriv District,  Vereshchytsia" calcext:value-type="string">
            <text:p>Lviv Region, <text:s/>Yavoriv District, <text:s/>Vereshchytsi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Yavoriv District, </text:p>
          </table:table-cell>
          <table:table-cell/>
          <table:table-cell office:value-type="string" calcext:value-type="string">
            <text:p>Rokytne</text:p>
          </table:table-cell>
          <table:table-cell table:formula="of:=[.B84]&amp;&quot; &quot;&amp;[.C84]&amp;&quot; &quot;&amp;[.E84]" office:value-type="string" office:string-value="Lviv Region,  Yavoriv District,  Rokytne" calcext:value-type="string">
            <text:p>Lviv Region, <text:s/>Yavoriv District, <text:s/>Rokytne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Yavoriv District, </text:p>
          </table:table-cell>
          <table:table-cell/>
          <table:table-cell office:value-type="string" calcext:value-type="string">
            <text:p>Stradch</text:p>
          </table:table-cell>
          <table:table-cell table:formula="of:=[.B85]&amp;&quot; &quot;&amp;[.C85]&amp;&quot; &quot;&amp;[.E85]" office:value-type="string" office:string-value="Lviv Region,  Yavoriv District,  Stradch" calcext:value-type="string">
            <text:p>Lviv Region, <text:s/>Yavoriv District, <text:s/>Stradch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Zhovkva District,</text:p>
          </table:table-cell>
          <table:table-cell/>
          <table:table-cell office:value-type="string" calcext:value-type="string">
            <text:p>Rokytne</text:p>
          </table:table-cell>
          <table:table-cell table:formula="of:=[.B86]&amp;&quot; &quot;&amp;[.C86]&amp;&quot; &quot;&amp;[.E86]" office:value-type="string" office:string-value="Lviv Region,  Zhovkva District, Rokytne" calcext:value-type="string">
            <text:p>Lviv Region, <text:s/>Zhovkva District, Rokytne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Zhovkva District,</text:p>
          </table:table-cell>
          <table:table-cell/>
          <table:table-cell office:value-type="string" calcext:value-type="string">
            <text:p>Zarudtsi</text:p>
          </table:table-cell>
          <table:table-cell table:formula="of:=[.B87]&amp;&quot; &quot;&amp;[.C87]&amp;&quot; &quot;&amp;[.E87]" office:value-type="string" office:string-value="Lviv Region,  Zhovkva District, Zarudtsi" calcext:value-type="string">
            <text:p>Lviv Region, <text:s/>Zhovkva District, Zarudtsi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Zhovkva District,</text:p>
          </table:table-cell>
          <table:table-cell/>
          <table:table-cell office:value-type="string" calcext:value-type="string">
            <text:p>Zavadiv</text:p>
          </table:table-cell>
          <table:table-cell table:formula="of:=[.B88]&amp;&quot; &quot;&amp;[.C88]&amp;&quot; &quot;&amp;[.E88]" office:value-type="string" office:string-value="Lviv Region,  Zhovkva District, Zavadiv" calcext:value-type="string">
            <text:p>Lviv Region, <text:s/>Zhovkva District, Zavadiv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Zhydachiv District,</text:p>
          </table:table-cell>
          <table:table-cell table:number-columns-repeated="2"/>
          <table:table-cell table:formula="of:=[.B89]&amp;&quot; &quot;&amp;[.C89]&amp;&quot; &quot;&amp;[.E89]" office:value-type="string" office:string-value="Lviv Region,  Zhydachiv District, " calcext:value-type="string">
            <text:p>Lviv Region, <text:s/>Zhydachiv District,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Zolochiv District,</text:p>
          </table:table-cell>
          <table:table-cell/>
          <table:table-cell office:value-type="string" calcext:value-type="string">
            <text:p>Cheremoshnya</text:p>
          </table:table-cell>
          <table:table-cell table:formula="of:=[.B90]&amp;&quot; &quot;&amp;[.C90]&amp;&quot; &quot;&amp;[.E90]" office:value-type="string" office:string-value="Lviv Region,  Zolochiv District, Cheremoshnya" calcext:value-type="string">
            <text:p>Lviv Region, <text:s/>Zolochiv District, Cheremoshny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Zolochiv District,</text:p>
          </table:table-cell>
          <table:table-cell/>
          <table:table-cell office:value-type="string" calcext:value-type="string">
            <text:p>Pidhirne</text:p>
          </table:table-cell>
          <table:table-cell table:formula="of:=[.B91]&amp;&quot; &quot;&amp;[.C91]&amp;&quot; &quot;&amp;[.E91]" office:value-type="string" office:string-value="Lviv Region,  Zolochiv District, Pidhirne" calcext:value-type="string">
            <text:p>Lviv Region, <text:s/>Zolochiv District, Pidhirne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Zolochiv District,</text:p>
          </table:table-cell>
          <table:table-cell/>
          <table:table-cell office:value-type="string" calcext:value-type="string">
            <text:p>Pobich</text:p>
          </table:table-cell>
          <table:table-cell table:formula="of:=[.B92]&amp;&quot; &quot;&amp;[.C92]&amp;&quot; &quot;&amp;[.E92]" office:value-type="string" office:string-value="Lviv Region,  Zolochiv District, Pobich" calcext:value-type="string">
            <text:p>Lviv Region, <text:s/>Zolochiv District, Pobich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</text:p>
          </table:table-cell>
          <table:table-cell office:value-type="string" calcext:value-type="string">
            <text:p>Zolochiv District,</text:p>
          </table:table-cell>
          <table:table-cell/>
          <table:table-cell office:value-type="string" calcext:value-type="string">
            <text:p>Trudovach</text:p>
          </table:table-cell>
          <table:table-cell table:formula="of:=[.B93]&amp;&quot; &quot;&amp;[.C93]&amp;&quot; &quot;&amp;[.E93]" office:value-type="string" office:string-value="Lviv Region,  Zolochiv District, Trudovach" calcext:value-type="string">
            <text:p>Lviv Region, <text:s/>Zolochiv District, Trudovach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Mykolaiv Region, </text:p>
          </table:table-cell>
          <table:table-cell office:value-type="string" calcext:value-type="string">
            <text:p>Voznesensk District,</text:p>
          </table:table-cell>
          <table:table-cell/>
          <table:table-cell office:value-type="string" calcext:value-type="string">
            <text:p>Trykraty</text:p>
          </table:table-cell>
          <table:table-cell table:formula="of:=[.B94]&amp;&quot; &quot;&amp;[.C94]&amp;&quot; &quot;&amp;[.E94]" office:value-type="string" office:string-value="Mykolaiv Region,  Voznesensk District, Trykraty" calcext:value-type="string">
            <text:p>Mykolaiv Region, <text:s/>Voznesensk District, Trykraty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Sumy Region, </text:p>
          </table:table-cell>
          <table:table-cell office:value-type="string" calcext:value-type="string">
            <text:p>Krolevets District,</text:p>
          </table:table-cell>
          <table:table-cell/>
          <table:table-cell office:value-type="string" calcext:value-type="string">
            <text:p>Krolevets</text:p>
          </table:table-cell>
          <table:table-cell table:formula="of:=[.B95]&amp;&quot; &quot;&amp;[.C95]&amp;&quot; &quot;&amp;[.E95]" office:value-type="string" office:string-value="Sumy Region,  Krolevets District, Krolevets" calcext:value-type="string">
            <text:p>Sumy Region, <text:s/>Krolevets District, Krolevets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Sumy Region, </text:p>
          </table:table-cell>
          <table:table-cell office:value-type="string" calcext:value-type="string">
            <text:p>Trostyanets District,</text:p>
          </table:table-cell>
          <table:table-cell/>
          <table:table-cell office:value-type="string" calcext:value-type="string">
            <text:p>Trostyanets</text:p>
          </table:table-cell>
          <table:table-cell table:formula="of:=[.B96]&amp;&quot; &quot;&amp;[.C96]&amp;&quot; &quot;&amp;[.E96]" office:value-type="string" office:string-value="Sumy Region,  Trostyanets District, Trostyanets" calcext:value-type="string">
            <text:p>Sumy Region, <text:s/>Trostyanets District, Trostyanets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ernopil Region, </text:p>
          </table:table-cell>
          <table:table-cell office:value-type="string" calcext:value-type="string">
            <text:p>Berezhany District, Berezhany</text:p>
          </table:table-cell>
          <table:table-cell table:number-columns-repeated="2"/>
          <table:table-cell table:formula="of:=[.B97]&amp;&quot; &quot;&amp;[.C97]&amp;&quot; &quot;&amp;[.E97]" office:value-type="string" office:string-value="Ternopil Region,  Berezhany District, Berezhany " calcext:value-type="string">
            <text:p>Ternopil Region, <text:s/>Berezhany District, Berezhany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ernopil Region, </text:p>
          </table:table-cell>
          <table:table-cell office:value-type="string" calcext:value-type="string">
            <text:p>Terebovlya District, Strusiv</text:p>
          </table:table-cell>
          <table:table-cell table:number-columns-repeated="2"/>
          <table:table-cell table:formula="of:=[.B98]&amp;&quot; &quot;&amp;[.C98]&amp;&quot; &quot;&amp;[.E98]" office:value-type="string" office:string-value="Ternopil Region,  Terebovlya District, Strusiv " calcext:value-type="string">
            <text:p>Ternopil Region, <text:s/>Terebovlya District, Strusiv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Irshava District, Bilky</text:p>
          </table:table-cell>
          <table:table-cell table:number-columns-repeated="2"/>
          <table:table-cell table:formula="of:=[.B99]&amp;&quot; &quot;&amp;[.C99]&amp;&quot; &quot;&amp;[.E99]" office:value-type="string" office:string-value="Transcarpathian Region,  Irshava District, Bilky " calcext:value-type="string">
            <text:p>Transcarpathian Region, <text:s/>Irshava District, Bilky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Khust District, Drahove</text:p>
          </table:table-cell>
          <table:table-cell table:number-columns-repeated="2"/>
          <table:table-cell table:formula="of:=[.B100]&amp;&quot; &quot;&amp;[.C100]&amp;&quot; &quot;&amp;[.E100]" office:value-type="string" office:string-value="Transcarpathian Region,  Khust District, Drahove " calcext:value-type="string">
            <text:p>Transcarpathian Region, <text:s/>Khust District, Drahove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Mizhhirya District,</text:p>
          </table:table-cell>
          <table:table-cell/>
          <table:table-cell office:value-type="string" calcext:value-type="string">
            <text:p>Synevyrska Polyana</text:p>
          </table:table-cell>
          <table:table-cell table:formula="of:=[.B101]&amp;&quot; &quot;&amp;[.C101]&amp;&quot; &quot;&amp;[.E101]" office:value-type="string" office:string-value="Transcarpathian Region,  Mizhhirya District, Synevyrska Polyana" calcext:value-type="string">
            <text:p>Transcarpathian Region, <text:s/>Mizhhirya District, Synevyrska Polyan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Mukachevo District, Kolchyne</text:p>
          </table:table-cell>
          <table:table-cell table:number-columns-repeated="2"/>
          <table:table-cell table:formula="of:=[.B102]&amp;&quot; &quot;&amp;[.C102]&amp;&quot; &quot;&amp;[.E102]" office:value-type="string" office:string-value="Transcarpathian Region,  Mukachevo District, Kolchyne " calcext:value-type="string">
            <text:p>Transcarpathian Region, <text:s/>Mukachevo District, Kolchyne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Mukachevo District,</text:p>
          </table:table-cell>
          <table:table-cell/>
          <table:table-cell office:value-type="string" calcext:value-type="string">
            <text:p>Verkhnya Vyznytsia</text:p>
          </table:table-cell>
          <table:table-cell table:formula="of:=[.B103]&amp;&quot; &quot;&amp;[.C103]&amp;&quot; &quot;&amp;[.E103]" office:value-type="string" office:string-value="Transcarpathian Region,  Mukachevo District, Verkhnya Vyznytsia" calcext:value-type="string">
            <text:p>Transcarpathian Region, <text:s/>Mukachevo District, Verkhnya Vyznytsi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Rakhiv District,</text:p>
          </table:table-cell>
          <table:table-cell table:number-columns-repeated="2"/>
          <table:table-cell table:formula="of:=[.B104]&amp;&quot; &quot;&amp;[.C104]&amp;&quot; &quot;&amp;[.E104]" office:value-type="string" office:string-value="Transcarpathian Region,  Rakhiv District, " calcext:value-type="string">
            <text:p>Transcarpathian Region, <text:s/>Rakhiv District,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Rakhiv District,</text:p>
          </table:table-cell>
          <table:table-cell/>
          <table:table-cell office:value-type="string" calcext:value-type="string">
            <text:p>Svydovets</text:p>
          </table:table-cell>
          <table:table-cell table:formula="of:=[.B105]&amp;&quot; &quot;&amp;[.C105]&amp;&quot; &quot;&amp;[.E105]" office:value-type="string" office:string-value="Transcarpathian Region,  Rakhiv District, Svydovets" calcext:value-type="string">
            <text:p>Transcarpathian Region, <text:s/>Rakhiv District, Svydovets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Rakhiv District,</text:p>
          </table:table-cell>
          <table:table-cell/>
          <table:table-cell office:value-type="string" calcext:value-type="string">
            <text:p>Kvasy</text:p>
          </table:table-cell>
          <table:table-cell table:formula="of:=[.B106]&amp;&quot; &quot;&amp;[.C106]&amp;&quot; &quot;&amp;[.E106]" office:value-type="string" office:string-value="Transcarpathian Region,  Rakhiv District, Kvasy" calcext:value-type="string">
            <text:p>Transcarpathian Region, <text:s/>Rakhiv District, Kvasy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Rakhiv District,</text:p>
          </table:table-cell>
          <table:table-cell/>
          <table:table-cell office:value-type="string" calcext:value-type="string">
            <text:p>Petros</text:p>
          </table:table-cell>
          <table:table-cell table:formula="of:=[.B107]&amp;&quot; &quot;&amp;[.C107]&amp;&quot; &quot;&amp;[.E107]" office:value-type="string" office:string-value="Transcarpathian Region,  Rakhiv District, Petros" calcext:value-type="string">
            <text:p>Transcarpathian Region, <text:s/>Rakhiv District, Petros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Perechyn District,</text:p>
          </table:table-cell>
          <table:table-cell/>
          <table:table-cell office:value-type="string" calcext:value-type="string">
            <text:p>Lumshory</text:p>
          </table:table-cell>
          <table:table-cell table:formula="of:=[.B108]&amp;&quot; &quot;&amp;[.C108]&amp;&quot; &quot;&amp;[.E108]" office:value-type="string" office:string-value="Transcarpathian Region,  Perechyn District, Lumshory" calcext:value-type="string">
            <text:p>Transcarpathian Region, <text:s/>Perechyn District, Lumshory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Svalyava District, Svalyava</text:p>
          </table:table-cell>
          <table:table-cell table:number-columns-repeated="2"/>
          <table:table-cell table:formula="of:=[.B109]&amp;&quot; &quot;&amp;[.C109]&amp;&quot; &quot;&amp;[.E109]" office:value-type="string" office:string-value="Transcarpathian Region,  Svalyava District, Svalyava " calcext:value-type="string">
            <text:p>Transcarpathian Region, <text:s/>Svalyava District, Svalyava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Svalyava District,</text:p>
          </table:table-cell>
          <table:table-cell/>
          <table:table-cell office:value-type="string" calcext:value-type="string">
            <text:p>Polyana</text:p>
          </table:table-cell>
          <table:table-cell table:formula="of:=[.B110]&amp;&quot; &quot;&amp;[.C110]&amp;&quot; &quot;&amp;[.E110]" office:value-type="string" office:string-value="Transcarpathian Region,  Svalyava District, Polyana" calcext:value-type="string">
            <text:p>Transcarpathian Region, <text:s/>Svalyava District, Polyan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Svalyava District,</text:p>
          </table:table-cell>
          <table:table-cell/>
          <table:table-cell office:value-type="string" calcext:value-type="string">
            <text:p>Uklyn</text:p>
          </table:table-cell>
          <table:table-cell table:formula="of:=[.B111]&amp;&quot; &quot;&amp;[.C111]&amp;&quot; &quot;&amp;[.E111]" office:value-type="string" office:string-value="Transcarpathian Region,  Svalyava District, Uklyn" calcext:value-type="string">
            <text:p>Transcarpathian Region, <text:s/>Svalyava District, Uklyn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Svalyava District,</text:p>
          </table:table-cell>
          <table:table-cell/>
          <table:table-cell office:value-type="string" calcext:value-type="string">
            <text:p>Mala Uholka</text:p>
          </table:table-cell>
          <table:table-cell table:formula="of:=[.B112]&amp;&quot; &quot;&amp;[.C112]&amp;&quot; &quot;&amp;[.E112]" office:value-type="string" office:string-value="Transcarpathian Region,  Svalyava District, Mala Uholka" calcext:value-type="string">
            <text:p>Transcarpathian Region, <text:s/>Svalyava District, Mala Uholk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Uzhhorod District, Uzhhorod</text:p>
          </table:table-cell>
          <table:table-cell table:number-columns-repeated="2"/>
          <table:table-cell table:formula="of:=[.B113]&amp;&quot; &quot;&amp;[.C113]&amp;&quot; &quot;&amp;[.E113]" office:value-type="string" office:string-value="Transcarpathian Region,  Uzhhorod District, Uzhhorod " calcext:value-type="string">
            <text:p>Transcarpathian Region, <text:s/>Uzhhorod District, Uzhhorod 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Uzhhorod District,</text:p>
          </table:table-cell>
          <table:table-cell/>
          <table:table-cell office:value-type="string" calcext:value-type="string">
            <text:p>Orikhovytsya</text:p>
          </table:table-cell>
          <table:table-cell table:formula="of:=[.B114]&amp;&quot; &quot;&amp;[.C114]&amp;&quot; &quot;&amp;[.E114]" office:value-type="string" office:string-value="Transcarpathian Region,  Uzhhorod District, Orikhovytsya" calcext:value-type="string">
            <text:p>Transcarpathian Region, <text:s/>Uzhhorod District, Orikhovytsy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Uzhhorod District,</text:p>
          </table:table-cell>
          <table:table-cell/>
          <table:table-cell office:value-type="string" calcext:value-type="string">
            <text:p>Kamianytsya</text:p>
          </table:table-cell>
          <table:table-cell table:formula="of:=[.B115]&amp;&quot; &quot;&amp;[.C115]&amp;&quot; &quot;&amp;[.E115]" office:value-type="string" office:string-value="Transcarpathian Region,  Uzhhorod District, Kamianytsya" calcext:value-type="string">
            <text:p>Transcarpathian Region, <text:s/>Uzhhorod District, Kamianytsy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</text:p>
          </table:table-cell>
          <table:table-cell office:value-type="string" calcext:value-type="string">
            <text:p>Velykyi Bereznyi District,</text:p>
          </table:table-cell>
          <table:table-cell/>
          <table:table-cell office:value-type="string" calcext:value-type="string">
            <text:p>Kostryna</text:p>
          </table:table-cell>
          <table:table-cell table:formula="of:=[.B116]&amp;&quot; &quot;&amp;[.C116]&amp;&quot; &quot;&amp;[.E116]" office:value-type="string" office:string-value="Transcarpathian Region,  Velykyi Bereznyi District, Kostryna" calcext:value-type="string">
            <text:p>Transcarpathian Region, <text:s/>Velykyi Bereznyi District, Kostryn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Vinnytsia Region, </text:p>
          </table:table-cell>
          <table:table-cell office:value-type="string" calcext:value-type="string">
            <text:p>Velykyi Bereznyi District,</text:p>
          </table:table-cell>
          <table:table-cell/>
          <table:table-cell office:value-type="string" calcext:value-type="string">
            <text:p>Vinnytsia</text:p>
          </table:table-cell>
          <table:table-cell table:formula="of:=[.B117]&amp;&quot; &quot;&amp;[.C117]&amp;&quot; &quot;&amp;[.E117]" office:value-type="string" office:string-value="Vinnytsia Region,  Velykyi Bereznyi District, Vinnytsia" calcext:value-type="string">
            <text:p>Vinnytsia Region, <text:s/>Velykyi Bereznyi District, Vinnytsia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Volyn Region, </text:p>
          </table:table-cell>
          <table:table-cell office:value-type="string" calcext:value-type="string">
            <text:p>Kovel District, Kovel</text:p>
          </table:table-cell>
          <table:table-cell table:number-columns-repeated="2"/>
          <table:table-cell table:formula="of:=[.B118]&amp;&quot; &quot;&amp;[.C118]&amp;&quot; &quot;&amp;[.E118]" office:value-type="string" office:string-value="Volyn Region,  Kovel District, Kovel " calcext:value-type="string">
            <text:p>Volyn Region, <text:s/>Kovel District, Kovel </text:p>
          </table:table-cell>
        </table:table-row>
      </table:table>
      <table:table table:name="papers_geocoded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Великоберезнянський район,</text:p>
          </table:table-cell>
          <table:table-cell office:value-type="float" office:value="48.949923" calcext:value-type="float">
            <text:p>48.949923</text:p>
          </table:table-cell>
          <table:table-cell office:value-type="float" office:value="22.6928687" calcext:value-type="float">
            <text:p>22.692868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Виноградівський район,</text:p>
          </table:table-cell>
          <table:table-cell office:value-type="float" office:value="48.1198232" calcext:value-type="float">
            <text:p>48.1198232</text:p>
          </table:table-cell>
          <table:table-cell office:value-type="float" office:value="23.0318181" calcext:value-type="float">
            <text:p>23.031818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Воловецький район, Воловець</text:p>
          </table:table-cell>
          <table:table-cell office:value-type="float" office:value="48.7114913" calcext:value-type="float">
            <text:p>48.7114913</text:p>
          </table:table-cell>
          <table:table-cell office:value-type="float" office:value="23.1850055" calcext:value-type="float">
            <text:p>23.1850055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Воловецький район, Нижні Ворота</text:p>
          </table:table-cell>
          <table:table-cell office:value-type="float" office:value="48.7724472" calcext:value-type="float">
            <text:p>48.7724472</text:p>
          </table:table-cell>
          <table:table-cell office:value-type="float" office:value="23.0974009" calcext:value-type="float">
            <text:p>23.097400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Іршавський район,</text:p>
          </table:table-cell>
          <table:table-cell office:value-type="float" office:value="48.35636" calcext:value-type="float">
            <text:p>48.35636</text:p>
          </table:table-cell>
          <table:table-cell office:value-type="float" office:value="23.1045732" calcext:value-type="float">
            <text:p>23.104573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Міжгірський район,</text:p>
          </table:table-cell>
          <table:table-cell office:value-type="float" office:value="48.5937008" calcext:value-type="float">
            <text:p>48.5937008</text:p>
          </table:table-cell>
          <table:table-cell office:value-type="float" office:value="23.5738109" calcext:value-type="float">
            <text:p>23.573810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НПП "Синевир" район,</text:p>
          </table:table-cell>
          <table:table-cell office:value-type="float" office:value="48.5342941" calcext:value-type="float">
            <text:p>48.5342941</text:p>
          </table:table-cell>
          <table:table-cell office:value-type="float" office:value="23.5968719" calcext:value-type="float">
            <text:p>23.596871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, Мукачево</text:p>
          </table:table-cell>
          <table:table-cell office:value-type="float" office:value="48.4493055" calcext:value-type="float">
            <text:p>48.4493055</text:p>
          </table:table-cell>
          <table:table-cell office:value-type="float" office:value="22.7117106" calcext:value-type="float">
            <text:p>22.711710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Мукачівський район,</text:p>
          </table:table-cell>
          <table:table-cell office:value-type="float" office:value="48.5206301" calcext:value-type="float">
            <text:p>48.5206301</text:p>
          </table:table-cell>
          <table:table-cell office:value-type="float" office:value="22.723114" calcext:value-type="float">
            <text:p>22.723114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Рахівський район, Великий Бичків</text:p>
          </table:table-cell>
          <table:table-cell office:value-type="float" office:value="47.9739665" calcext:value-type="float">
            <text:p>47.9739665</text:p>
          </table:table-cell>
          <table:table-cell office:value-type="float" office:value="24.0086251" calcext:value-type="float">
            <text:p>24.008625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Свалявський район, Свалява</text:p>
          </table:table-cell>
          <table:table-cell office:value-type="float" office:value="48.5428567" calcext:value-type="float">
            <text:p>48.5428567</text:p>
          </table:table-cell>
          <table:table-cell office:value-type="float" office:value="22.9948916" calcext:value-type="float">
            <text:p>22.994891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Тячівський район, Солотвино</text:p>
          </table:table-cell>
          <table:table-cell office:value-type="float" office:value="47.9557094" calcext:value-type="float">
            <text:p>47.9557094</text:p>
          </table:table-cell>
          <table:table-cell office:value-type="float" office:value="23.8775791" calcext:value-type="float">
            <text:p>23.877579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Тячівський район, Тересва</text:p>
          </table:table-cell>
          <table:table-cell office:value-type="float" office:value="48.0006147" calcext:value-type="float">
            <text:p>48.0006147</text:p>
          </table:table-cell>
          <table:table-cell office:value-type="float" office:value="23.6966322" calcext:value-type="float">
            <text:p>23.696632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, Ужгород</text:p>
          </table:table-cell>
          <table:table-cell office:value-type="float" office:value="48.6208" calcext:value-type="float">
            <text:p>48.6208</text:p>
          </table:table-cell>
          <table:table-cell office:value-type="float" office:value="22.287883" calcext:value-type="float">
            <text:p>22.287883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Ужгородський район, Оноківці</text:p>
          </table:table-cell>
          <table:table-cell office:value-type="float" office:value="48.6541216" calcext:value-type="float">
            <text:p>48.6541216</text:p>
          </table:table-cell>
          <table:table-cell office:value-type="float" office:value="22.3433482" calcext:value-type="float">
            <text:p>22.343348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Закарпатська область, Хустський район,</text:p>
          </table:table-cell>
          <table:table-cell office:value-type="float" office:value="48.2856494" calcext:value-type="float">
            <text:p>48.2856494</text:p>
          </table:table-cell>
          <table:table-cell office:value-type="float" office:value="23.4356427" calcext:value-type="float">
            <text:p>23.435642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Верховинський район,</text:p>
          </table:table-cell>
          <table:table-cell office:value-type="float" office:value="48.0615596" calcext:value-type="float">
            <text:p>48.0615596</text:p>
          </table:table-cell>
          <table:table-cell office:value-type="float" office:value="24.8211382" calcext:value-type="float">
            <text:p>24.821138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Долинський район,</text:p>
          </table:table-cell>
          <table:table-cell office:value-type="float" office:value="48.878812" calcext:value-type="float">
            <text:p>48.878812</text:p>
          </table:table-cell>
          <table:table-cell office:value-type="float" office:value="23.8262641" calcext:value-type="float">
            <text:p>23.826264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Калуський район,</text:p>
          </table:table-cell>
          <table:table-cell office:value-type="float" office:value="49.1132204" calcext:value-type="float">
            <text:p>49.1132204</text:p>
          </table:table-cell>
          <table:table-cell office:value-type="float" office:value="24.4098062" calcext:value-type="float">
            <text:p>24.409806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Косівський район,</text:p>
          </table:table-cell>
          <table:table-cell office:value-type="float" office:value="48.3181015" calcext:value-type="float">
            <text:p>48.3181015</text:p>
          </table:table-cell>
          <table:table-cell office:value-type="float" office:value="24.9937597" calcext:value-type="float">
            <text:p>24.993759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Косівський район, Косів</text:p>
          </table:table-cell>
          <table:table-cell office:value-type="float" office:value="48.3135026" calcext:value-type="float">
            <text:p>48.3135026</text:p>
          </table:table-cell>
          <table:table-cell office:value-type="float" office:value="25.0822289" calcext:value-type="float">
            <text:p>25.082228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Надвірнянський район,</text:p>
          </table:table-cell>
          <table:table-cell office:value-type="float" office:value="48.56302" calcext:value-type="float">
            <text:p>48.56302</text:p>
          </table:table-cell>
          <table:table-cell office:value-type="float" office:value="24.4803568" calcext:value-type="float">
            <text:p>24.4803568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Рожнятівський район,</text:p>
          </table:table-cell>
          <table:table-cell office:value-type="float" office:value="48.8526332" calcext:value-type="float">
            <text:p>48.8526332</text:p>
          </table:table-cell>
          <table:table-cell office:value-type="float" office:value="24.1386159" calcext:value-type="float">
            <text:p>24.138615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Рожнятівський район, Ясень</text:p>
          </table:table-cell>
          <table:table-cell office:value-type="float" office:value="48.7449025" calcext:value-type="float">
            <text:p>48.7449025</text:p>
          </table:table-cell>
          <table:table-cell office:value-type="float" office:value="24.1735498" calcext:value-type="float">
            <text:p>24.1735498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Івано-Франківська область, , Яремчанська міська рада, Яблуниця</text:p>
          </table:table-cell>
          <table:table-cell office:value-type="float" office:value="48.3053757" calcext:value-type="float">
            <text:p>48.3053757</text:p>
          </table:table-cell>
          <table:table-cell office:value-type="float" office:value="24.4702592" calcext:value-type="float">
            <text:p>24.470259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Жовківський район,</text:p>
          </table:table-cell>
          <table:table-cell office:value-type="float" office:value="50.1603676" calcext:value-type="float">
            <text:p>50.1603676</text:p>
          </table:table-cell>
          <table:table-cell office:value-type="float" office:value="23.8831486" calcext:value-type="float">
            <text:p>23.883148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Золочівський район,</text:p>
          </table:table-cell>
          <table:table-cell office:value-type="float" office:value="49.7840108" calcext:value-type="float">
            <text:p>49.7840108</text:p>
          </table:table-cell>
          <table:table-cell office:value-type="float" office:value="24.7901478" calcext:value-type="float">
            <text:p>24.7901478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, Львів</text:p>
          </table:table-cell>
          <table:table-cell office:value-type="float" office:value="49.839683" calcext:value-type="float">
            <text:p>49.839683</text:p>
          </table:table-cell>
          <table:table-cell office:value-type="float" office:value="24.029717" calcext:value-type="float">
            <text:p>24.02971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, Винники</text:p>
          </table:table-cell>
          <table:table-cell office:value-type="float" office:value="49.8122096" calcext:value-type="float">
            <text:p>49.8122096</text:p>
          </table:table-cell>
          <table:table-cell office:value-type="float" office:value="24.1435555" calcext:value-type="float">
            <text:p>24.1435555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, Моршин</text:p>
          </table:table-cell>
          <table:table-cell office:value-type="float" office:value="49.1557117" calcext:value-type="float">
            <text:p>49.1557117</text:p>
          </table:table-cell>
          <table:table-cell office:value-type="float" office:value="23.8674568" calcext:value-type="float">
            <text:p>23.8674568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Мостиський район,</text:p>
          </table:table-cell>
          <table:table-cell office:value-type="float" office:value="49.7965969" calcext:value-type="float">
            <text:p>49.7965969</text:p>
          </table:table-cell>
          <table:table-cell office:value-type="float" office:value="23.1501342" calcext:value-type="float">
            <text:p>23.150134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Пустомитівський район,</text:p>
          </table:table-cell>
          <table:table-cell office:value-type="float" office:value="49.6964415" calcext:value-type="float">
            <text:p>49.6964415</text:p>
          </table:table-cell>
          <table:table-cell office:value-type="float" office:value="24.0171142" calcext:value-type="float">
            <text:p>24.017114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Пустомитівський район, Раковець</text:p>
          </table:table-cell>
          <table:table-cell office:value-type="float" office:value="49.6528217" calcext:value-type="float">
            <text:p>49.6528217</text:p>
          </table:table-cell>
          <table:table-cell office:value-type="float" office:value="24.0216983" calcext:value-type="float">
            <text:p>24.0216983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Самбірський район,</text:p>
          </table:table-cell>
          <table:table-cell office:value-type="float" office:value="49.578198" calcext:value-type="float">
            <text:p>49.578198</text:p>
          </table:table-cell>
          <table:table-cell office:value-type="float" office:value="23.3664274" calcext:value-type="float">
            <text:p>23.3664274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Сколівський район,</text:p>
          </table:table-cell>
          <table:table-cell office:value-type="float" office:value="48.97596" calcext:value-type="float">
            <text:p>48.97596</text:p>
          </table:table-cell>
          <table:table-cell office:value-type="float" office:value="23.3773672" calcext:value-type="float">
            <text:p>23.377367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Старосамбірський район,</text:p>
          </table:table-cell>
          <table:table-cell office:value-type="float" office:value="49.5048262" calcext:value-type="float">
            <text:p>49.5048262</text:p>
          </table:table-cell>
          <table:table-cell office:value-type="float" office:value="22.8988386" calcext:value-type="float">
            <text:p>22.898838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Стрийський район,</text:p>
          </table:table-cell>
          <table:table-cell office:value-type="float" office:value="49.1895728" calcext:value-type="float">
            <text:p>49.1895728</text:p>
          </table:table-cell>
          <table:table-cell office:value-type="float" office:value="23.9696786" calcext:value-type="float">
            <text:p>23.969678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Турківський район,</text:p>
          </table:table-cell>
          <table:table-cell office:value-type="float" office:value="49.0475158" calcext:value-type="float">
            <text:p>49.0475158</text:p>
          </table:table-cell>
          <table:table-cell office:value-type="float" office:value="23.0403066" calcext:value-type="float">
            <text:p>23.040306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string" calcext:value-type="string">
            <text:p>Львівська область, Яворівський район,</text:p>
          </table:table-cell>
          <table:table-cell office:value-type="float" office:value="50.015466" calcext:value-type="float">
            <text:p>50.015466</text:p>
          </table:table-cell>
          <table:table-cell office:value-type="float" office:value="23.5466891" calcext:value-type="float">
            <text:p>23.546689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Autonomous Republic of Crimea, Alushta</text:p>
          </table:table-cell>
          <table:table-cell office:value-type="float" office:value="44.676383" calcext:value-type="float">
            <text:p>44.676383</text:p>
          </table:table-cell>
          <table:table-cell office:value-type="float" office:value="34.41005" calcext:value-type="float">
            <text:p>34.4100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Autonomous Republic of Crimea, Generalske</text:p>
          </table:table-cell>
          <table:table-cell office:value-type="float" office:value="44.7995945" calcext:value-type="float">
            <text:p>44.7995945</text:p>
          </table:table-cell>
          <table:table-cell office:value-type="float" office:value="34.4841521" calcext:value-type="float">
            <text:p>34.484152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Autonomous Republic of Crimea, Feodosia</text:p>
          </table:table-cell>
          <table:table-cell office:value-type="float" office:value="45.031933" calcext:value-type="float">
            <text:p>45.031933</text:p>
          </table:table-cell>
          <table:table-cell office:value-type="float" office:value="35.382433" calcext:value-type="float">
            <text:p>35.38243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Autonomous Republic of Crimea, Simferopol</text:p>
          </table:table-cell>
          <table:table-cell office:value-type="float" office:value="44.952117" calcext:value-type="float">
            <text:p>44.952117</text:p>
          </table:table-cell>
          <table:table-cell office:value-type="float" office:value="34.102417" calcext:value-type="float">
            <text:p>34.10241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Autonomous Republic of Crimea, Yalta</text:p>
          </table:table-cell>
          <table:table-cell office:value-type="float" office:value="44.4909462" calcext:value-type="float">
            <text:p>44.4909462</text:p>
          </table:table-cell>
          <table:table-cell office:value-type="float" office:value="34.1532686" calcext:value-type="float">
            <text:p>34.153268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kasy Region, Cherkasy</text:p>
          </table:table-cell>
          <table:table-cell office:value-type="float" office:value="49.4413155" calcext:value-type="float">
            <text:p>49.4413155</text:p>
          </table:table-cell>
          <table:table-cell office:value-type="float" office:value="32.0643442" calcext:value-type="float">
            <text:p>32.064344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kasy Region, Kaniv</text:p>
          </table:table-cell>
          <table:table-cell office:value-type="float" office:value="49.751033" calcext:value-type="float">
            <text:p>49.751033</text:p>
          </table:table-cell>
          <table:table-cell office:value-type="float" office:value="31.4697" calcext:value-type="float">
            <text:p>31.46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kasy Region, Ozeryshche</text:p>
          </table:table-cell>
          <table:table-cell office:value-type="float" office:value="49.841526" calcext:value-type="float">
            <text:p>49.841526</text:p>
          </table:table-cell>
          <table:table-cell office:value-type="float" office:value="31.6417697" calcext:value-type="float">
            <text:p>31.64176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nivtsi Region, Chernivtsi District, Kulykivka</text:p>
          </table:table-cell>
          <table:table-cell office:value-type="float" office:value="48.2924827" calcext:value-type="float">
            <text:p>48.2924827</text:p>
          </table:table-cell>
          <table:table-cell office:value-type="float" office:value="25.9356008" calcext:value-type="float">
            <text:p>25.935600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nivtsi Region, Khotyn Disrtict, Hrynyachka</text:p>
          </table:table-cell>
          <table:table-cell office:value-type="float" office:value="48.5168792" calcext:value-type="float">
            <text:p>48.5168792</text:p>
          </table:table-cell>
          <table:table-cell office:value-type="float" office:value="26.1579254" calcext:value-type="float">
            <text:p>26.157925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Chernivtsi Region, Vyzhnytsia District, Vyzhenka</text:p>
          </table:table-cell>
          <table:table-cell office:value-type="float" office:value="48.2097114" calcext:value-type="float">
            <text:p>48.2097114</text:p>
          </table:table-cell>
          <table:table-cell office:value-type="float" office:value="25.1804078" calcext:value-type="float">
            <text:p>25.180407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Dnipropetrovsk Region Novomoskovsk District,</text:p>
          </table:table-cell>
          <table:table-cell office:value-type="float" office:value="48.6329614" calcext:value-type="float">
            <text:p>48.6329614</text:p>
          </table:table-cell>
          <table:table-cell office:value-type="float" office:value="35.2241571" calcext:value-type="float">
            <text:p>35.224157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Donetsk Region, Svyatohirsk Svyatohirsk</text:p>
          </table:table-cell>
          <table:table-cell office:value-type="float" office:value="49.0440881" calcext:value-type="float">
            <text:p>49.0440881</text:p>
          </table:table-cell>
          <table:table-cell office:value-type="float" office:value="37.578484" calcext:value-type="float">
            <text:p>37.57848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Dolyna District,</text:p>
          </table:table-cell>
          <table:table-cell office:value-type="float" office:value="48.9764573" calcext:value-type="float">
            <text:p>48.9764573</text:p>
          </table:table-cell>
          <table:table-cell office:value-type="float" office:value="23.9892458" calcext:value-type="float">
            <text:p>23.989245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Halych District, Krylos</text:p>
          </table:table-cell>
          <table:table-cell office:value-type="float" office:value="49.0838417" calcext:value-type="float">
            <text:p>49.0838417</text:p>
          </table:table-cell>
          <table:table-cell office:value-type="float" office:value="24.6941842" calcext:value-type="float">
            <text:p>24.694184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Halych District, Pukasivtsi</text:p>
          </table:table-cell>
          <table:table-cell office:value-type="float" office:value="49.1355068" calcext:value-type="float">
            <text:p>49.1355068</text:p>
          </table:table-cell>
          <table:table-cell office:value-type="float" office:value="24.6501761" calcext:value-type="float">
            <text:p>24.650176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Kosiv District,</text:p>
          </table:table-cell>
          <table:table-cell office:value-type="float" office:value="48.3181015" calcext:value-type="float">
            <text:p>48.3181015</text:p>
          </table:table-cell>
          <table:table-cell office:value-type="float" office:value="24.9937597" calcext:value-type="float">
            <text:p>24.99375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Kosiv District, Kosiv</text:p>
          </table:table-cell>
          <table:table-cell office:value-type="float" office:value="48.3135026" calcext:value-type="float">
            <text:p>48.3135026</text:p>
          </table:table-cell>
          <table:table-cell office:value-type="float" office:value="25.0822289" calcext:value-type="float">
            <text:p>25.082228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Kosiv District, Sheshory</text:p>
          </table:table-cell>
          <table:table-cell office:value-type="float" office:value="48.3162239" calcext:value-type="float">
            <text:p>48.3162239</text:p>
          </table:table-cell>
          <table:table-cell office:value-type="float" office:value="24.9330261" calcext:value-type="float">
            <text:p>24.933026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Kosiv District, Horod</text:p>
          </table:table-cell>
          <table:table-cell office:value-type="float" office:value="48.3018229" calcext:value-type="float">
            <text:p>48.3018229</text:p>
          </table:table-cell>
          <table:table-cell office:value-type="float" office:value="25.0353754" calcext:value-type="float">
            <text:p>25.035375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Kosiv District, Kosmach</text:p>
          </table:table-cell>
          <table:table-cell office:value-type="float" office:value="48.3343908" calcext:value-type="float">
            <text:p>48.3343908</text:p>
          </table:table-cell>
          <table:table-cell office:value-type="float" office:value="24.8195808" calcext:value-type="float">
            <text:p>24.819580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Nadvirna District,</text:p>
          </table:table-cell>
          <table:table-cell office:value-type="float" office:value="48.56302" calcext:value-type="float">
            <text:p>48.56302</text:p>
          </table:table-cell>
          <table:table-cell office:value-type="float" office:value="24.4803568" calcext:value-type="float">
            <text:p>24.480356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Rohatyn District, Voroniv</text:p>
          </table:table-cell>
          <table:table-cell office:value-type="float" office:value="49.490864" calcext:value-type="float">
            <text:p>49.490864</text:p>
          </table:table-cell>
          <table:table-cell office:value-type="float" office:value="24.5724522" calcext:value-type="float">
            <text:p>24.572452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Ivano-Frankivsk Region, Yaremche municipality, Vorokhta</text:p>
          </table:table-cell>
          <table:table-cell office:value-type="float" office:value="48.2834458" calcext:value-type="float">
            <text:p>48.2834458</text:p>
          </table:table-cell>
          <table:table-cell office:value-type="float" office:value="24.5670568" calcext:value-type="float">
            <text:p>24.567056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Kharkiv Region, Zmiiv District Haidary</text:p>
          </table:table-cell>
          <table:table-cell office:value-type="float" office:value="49.6311739" calcext:value-type="float">
            <text:p>49.6311739</text:p>
          </table:table-cell>
          <table:table-cell office:value-type="float" office:value="36.3111739" calcext:value-type="float">
            <text:p>36.311173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Khmelnytskyi Region, Horodok District, Ivankivtsi</text:p>
          </table:table-cell>
          <table:table-cell office:value-type="float" office:value="49.1926163" calcext:value-type="float">
            <text:p>49.1926163</text:p>
          </table:table-cell>
          <table:table-cell office:value-type="float" office:value="26.2492577" calcext:value-type="float">
            <text:p>26.249257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Kirovohrad Region, Znamyanka District, Vodyane</text:p>
          </table:table-cell>
          <table:table-cell office:value-type="float" office:value="48.746033" calcext:value-type="float">
            <text:p>48.746033</text:p>
          </table:table-cell>
          <table:table-cell office:value-type="float" office:value="32.5682293" calcext:value-type="float">
            <text:p>32.568229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Kyiv Holosiiv District</text:p>
          </table:table-cell>
          <table:table-cell office:value-type="float" office:value="50.3268905" calcext:value-type="float">
            <text:p>50.3268905</text:p>
          </table:table-cell>
          <table:table-cell office:value-type="float" office:value="30.5672193" calcext:value-type="float">
            <text:p>30.567219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Kyiv Region, Borodyanka District, Koblytsya</text:p>
          </table:table-cell>
          <table:table-cell office:value-type="float" office:value="50.6445031" calcext:value-type="float">
            <text:p>50.6445031</text:p>
          </table:table-cell>
          <table:table-cell office:value-type="float" office:value="29.9146299" calcext:value-type="float">
            <text:p>29.914629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Borodyanka District, Lviv</text:p>
          </table:table-cell>
          <table:table-cell office:value-type="float" office:value="49.839683" calcext:value-type="float">
            <text:p>49.839683</text:p>
          </table:table-cell>
          <table:table-cell office:value-type="float" office:value="24.029717" calcext:value-type="float">
            <text:p>24.02971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Boryslav Skhidnytsya</text:p>
          </table:table-cell>
          <table:table-cell office:value-type="float" office:value="49.2539914" calcext:value-type="float">
            <text:p>49.2539914</text:p>
          </table:table-cell>
          <table:table-cell office:value-type="float" office:value="23.3783028" calcext:value-type="float">
            <text:p>23.378302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Brody District, Perelisky</text:p>
          </table:table-cell>
          <table:table-cell office:value-type="float" office:value="49.957869" calcext:value-type="float">
            <text:p>49.957869</text:p>
          </table:table-cell>
          <table:table-cell office:value-type="float" office:value="25.1529594" calcext:value-type="float">
            <text:p>25.152959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Drohobych District, Medvezha</text:p>
          </table:table-cell>
          <table:table-cell office:value-type="float" office:value="49.408891" calcext:value-type="float">
            <text:p>49.408891</text:p>
          </table:table-cell>
          <table:table-cell office:value-type="float" office:value="23.3850249" calcext:value-type="float">
            <text:p>23.385024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Peremyshlyany District, Sukhodil</text:p>
          </table:table-cell>
          <table:table-cell office:value-type="float" office:value="49.6692136" calcext:value-type="float">
            <text:p>49.6692136</text:p>
          </table:table-cell>
          <table:table-cell office:value-type="float" office:value="24.5593173" calcext:value-type="float">
            <text:p>24.559317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Pustomyty District, Lypnyky</text:p>
          </table:table-cell>
          <table:table-cell office:value-type="float" office:value="49.7140071" calcext:value-type="float">
            <text:p>49.7140071</text:p>
          </table:table-cell>
          <table:table-cell office:value-type="float" office:value="24.0018454" calcext:value-type="float">
            <text:p>24.001845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Sambir District, Sprynya</text:p>
          </table:table-cell>
          <table:table-cell office:value-type="float" office:value="49.3778922" calcext:value-type="float">
            <text:p>49.3778922</text:p>
          </table:table-cell>
          <table:table-cell office:value-type="float" office:value="23.1395213" calcext:value-type="float">
            <text:p>23.139521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Skole District,</text:p>
          </table:table-cell>
          <table:table-cell office:value-type="float" office:value="48.97596" calcext:value-type="float">
            <text:p>48.97596</text:p>
          </table:table-cell>
          <table:table-cell office:value-type="float" office:value="23.3773672" calcext:value-type="float">
            <text:p>23.377367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Skole District, Hrebeniv</text:p>
          </table:table-cell>
          <table:table-cell office:value-type="float" office:value="48.9739733" calcext:value-type="float">
            <text:p>48.9739733</text:p>
          </table:table-cell>
          <table:table-cell office:value-type="float" office:value="23.4704622" calcext:value-type="float">
            <text:p>23.470462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Skole District, Smozhe</text:p>
          </table:table-cell>
          <table:table-cell office:value-type="float" office:value="48.9040638" calcext:value-type="float">
            <text:p>48.9040638</text:p>
          </table:table-cell>
          <table:table-cell office:value-type="float" office:value="23.1840558" calcext:value-type="float">
            <text:p>23.184055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Stryi District,</text:p>
          </table:table-cell>
          <table:table-cell office:value-type="float" office:value="49.1895728" calcext:value-type="float">
            <text:p>49.1895728</text:p>
          </table:table-cell>
          <table:table-cell office:value-type="float" office:value="23.9696786" calcext:value-type="float">
            <text:p>23.969678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Turka District, Verkhnye Husyne</text:p>
          </table:table-cell>
          <table:table-cell office:value-type="float" office:value="49.154057" calcext:value-type="float">
            <text:p>49.154057</text:p>
          </table:table-cell>
          <table:table-cell office:value-type="float" office:value="23.0280056" calcext:value-type="float">
            <text:p>23.028005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Yavoriv District, Domazhyr</text:p>
          </table:table-cell>
          <table:table-cell office:value-type="float" office:value="49.8914292" calcext:value-type="float">
            <text:p>49.8914292</text:p>
          </table:table-cell>
          <table:table-cell office:value-type="float" office:value="23.8380437" calcext:value-type="float">
            <text:p>23.838043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Yavoriv District, Vereshchytsia</text:p>
          </table:table-cell>
          <table:table-cell office:value-type="float" office:value="49.9854267" calcext:value-type="float">
            <text:p>49.9854267</text:p>
          </table:table-cell>
          <table:table-cell office:value-type="float" office:value="23.6295845" calcext:value-type="float">
            <text:p>23.629584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Yavoriv District, Rokytne</text:p>
          </table:table-cell>
          <table:table-cell office:value-type="float" office:value="49.9411991" calcext:value-type="float">
            <text:p>49.9411991</text:p>
          </table:table-cell>
          <table:table-cell office:value-type="float" office:value="23.9085999" calcext:value-type="float">
            <text:p>23.908599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Yavoriv District, Stradch</text:p>
          </table:table-cell>
          <table:table-cell office:value-type="float" office:value="49.8956448" calcext:value-type="float">
            <text:p>49.8956448</text:p>
          </table:table-cell>
          <table:table-cell office:value-type="float" office:value="23.7687251" calcext:value-type="float">
            <text:p>23.768725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Zhovkva District, Rokytne</text:p>
          </table:table-cell>
          <table:table-cell office:value-type="float" office:value="50.0588756" calcext:value-type="float">
            <text:p>50.0588756</text:p>
          </table:table-cell>
          <table:table-cell office:value-type="float" office:value="23.9736471" calcext:value-type="float">
            <text:p>23.973647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Zhovkva District, Zarudtsi</text:p>
          </table:table-cell>
          <table:table-cell office:value-type="float" office:value="49.9712114" calcext:value-type="float">
            <text:p>49.9712114</text:p>
          </table:table-cell>
          <table:table-cell office:value-type="float" office:value="23.9701891" calcext:value-type="float">
            <text:p>23.970189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Zhovkva District, Zavadiv</text:p>
          </table:table-cell>
          <table:table-cell office:value-type="float" office:value="49.9453331" calcext:value-type="float">
            <text:p>49.9453331</text:p>
          </table:table-cell>
          <table:table-cell office:value-type="float" office:value="23.9673483" calcext:value-type="float">
            <text:p>23.967348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Zhydachiv District,</text:p>
          </table:table-cell>
          <table:table-cell office:value-type="float" office:value="49.3853385" calcext:value-type="float">
            <text:p>49.3853385</text:p>
          </table:table-cell>
          <table:table-cell office:value-type="float" office:value="24.1421827" calcext:value-type="float">
            <text:p>24.142182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Zolochiv District, Cheremoshnya</text:p>
          </table:table-cell>
          <table:table-cell office:value-type="float" office:value="49.8820814" calcext:value-type="float">
            <text:p>49.8820814</text:p>
          </table:table-cell>
          <table:table-cell office:value-type="float" office:value="24.8767591" calcext:value-type="float">
            <text:p>24.876759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Zolochiv District, Pidhirne</text:p>
          </table:table-cell>
          <table:table-cell office:value-type="float" office:value="49.7840108" calcext:value-type="float">
            <text:p>49.7840108</text:p>
          </table:table-cell>
          <table:table-cell office:value-type="float" office:value="24.7901478" calcext:value-type="float">
            <text:p>24.790147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Zolochiv District, Pobich</text:p>
          </table:table-cell>
          <table:table-cell office:value-type="float" office:value="49.8919007" calcext:value-type="float">
            <text:p>49.8919007</text:p>
          </table:table-cell>
          <table:table-cell office:value-type="float" office:value="24.9649463" calcext:value-type="float">
            <text:p>24.964946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Lviv Region, Zolochiv District, Trudovach</text:p>
          </table:table-cell>
          <table:table-cell office:value-type="float" office:value="49.7727056" calcext:value-type="float">
            <text:p>49.7727056</text:p>
          </table:table-cell>
          <table:table-cell office:value-type="float" office:value="24.6902359" calcext:value-type="float">
            <text:p>24.690235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Mykolaiv Region, Voznesensk District, Trykraty</text:p>
          </table:table-cell>
          <table:table-cell office:value-type="float" office:value="47.7159812" calcext:value-type="float">
            <text:p>47.7159812</text:p>
          </table:table-cell>
          <table:table-cell office:value-type="float" office:value="31.4062735" calcext:value-type="float">
            <text:p>31.406273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Sumy Region, Krolevets District, Krolevets</text:p>
          </table:table-cell>
          <table:table-cell office:value-type="float" office:value="51.5489435" calcext:value-type="float">
            <text:p>51.5489435</text:p>
          </table:table-cell>
          <table:table-cell office:value-type="float" office:value="33.3860497" calcext:value-type="float">
            <text:p>33.38604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Sumy Region, Trostyanets District, Trostyanets</text:p>
          </table:table-cell>
          <table:table-cell office:value-type="float" office:value="50.4810642" calcext:value-type="float">
            <text:p>50.4810642</text:p>
          </table:table-cell>
          <table:table-cell office:value-type="float" office:value="34.9654364" calcext:value-type="float">
            <text:p>34.965436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ernopil Region, Berezhany District, Berezhany</text:p>
          </table:table-cell>
          <table:table-cell office:value-type="float" office:value="49.4438882" calcext:value-type="float">
            <text:p>49.4438882</text:p>
          </table:table-cell>
          <table:table-cell office:value-type="float" office:value="24.9361397" calcext:value-type="float">
            <text:p>24.93613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ernopil Region, Terebovlya District, Strusiv</text:p>
          </table:table-cell>
          <table:table-cell office:value-type="float" office:value="49.3379202" calcext:value-type="float">
            <text:p>49.3379202</text:p>
          </table:table-cell>
          <table:table-cell office:value-type="float" office:value="25.6167597" calcext:value-type="float">
            <text:p>25.61675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Irshava District, Bilky</text:p>
          </table:table-cell>
          <table:table-cell office:value-type="float" office:value="48.3327727" calcext:value-type="float">
            <text:p>48.3327727</text:p>
          </table:table-cell>
          <table:table-cell office:value-type="float" office:value="23.1413859" calcext:value-type="float">
            <text:p>23.141385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Khust District, Drahove</text:p>
          </table:table-cell>
          <table:table-cell office:value-type="float" office:value="48.1734633" calcext:value-type="float">
            <text:p>48.1734633</text:p>
          </table:table-cell>
          <table:table-cell office:value-type="float" office:value="23.2972476" calcext:value-type="float">
            <text:p>23.297247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Mizhhirya District, Synevyrska Polyana</text:p>
          </table:table-cell>
          <table:table-cell office:value-type="float" office:value="48.5858906" calcext:value-type="float">
            <text:p>48.5858906</text:p>
          </table:table-cell>
          <table:table-cell office:value-type="float" office:value="23.6891102" calcext:value-type="float">
            <text:p>23.689110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Mukachevo District, Kolchyne</text:p>
          </table:table-cell>
          <table:table-cell office:value-type="float" office:value="48.4674529" calcext:value-type="float">
            <text:p>48.4674529</text:p>
          </table:table-cell>
          <table:table-cell office:value-type="float" office:value="22.7635932" calcext:value-type="float">
            <text:p>22.763593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Mukachevo District, Verkhnya Vyznytsia</text:p>
          </table:table-cell>
          <table:table-cell office:value-type="float" office:value="48.5206301" calcext:value-type="float">
            <text:p>48.5206301</text:p>
          </table:table-cell>
          <table:table-cell office:value-type="float" office:value="22.723114" calcext:value-type="float">
            <text:p>22.72311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Rakhiv District,</text:p>
          </table:table-cell>
          <table:table-cell office:value-type="float" office:value="48.1391697" calcext:value-type="float">
            <text:p>48.1391697</text:p>
          </table:table-cell>
          <table:table-cell office:value-type="float" office:value="24.2936895" calcext:value-type="float">
            <text:p>24.293689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Rakhiv District, Svydovets</text:p>
          </table:table-cell>
          <table:table-cell office:value-type="float" office:value="48.2772222" calcext:value-type="float">
            <text:p>48.2772222</text:p>
          </table:table-cell>
          <table:table-cell office:value-type="float" office:value="24.1522222" calcext:value-type="float">
            <text:p>24.152222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Rakhiv District, Kvasy</text:p>
          </table:table-cell>
          <table:table-cell office:value-type="float" office:value="48.1495982" calcext:value-type="float">
            <text:p>48.1495982</text:p>
          </table:table-cell>
          <table:table-cell office:value-type="float" office:value="24.2824443" calcext:value-type="float">
            <text:p>24.282444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Rakhiv District, Petros</text:p>
          </table:table-cell>
          <table:table-cell office:value-type="float" office:value="48.1391697" calcext:value-type="float">
            <text:p>48.1391697</text:p>
          </table:table-cell>
          <table:table-cell office:value-type="float" office:value="24.2936895" calcext:value-type="float">
            <text:p>24.293689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Perechyn District, Lumshory</text:p>
          </table:table-cell>
          <table:table-cell office:value-type="float" office:value="48.801283" calcext:value-type="float">
            <text:p>48.801283</text:p>
          </table:table-cell>
          <table:table-cell office:value-type="float" office:value="22.7130612" calcext:value-type="float">
            <text:p>22.713061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Svalyava District, Svalyava</text:p>
          </table:table-cell>
          <table:table-cell office:value-type="float" office:value="48.5428567" calcext:value-type="float">
            <text:p>48.5428567</text:p>
          </table:table-cell>
          <table:table-cell office:value-type="float" office:value="22.9948916" calcext:value-type="float">
            <text:p>22.994891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Svalyava District, Polyana</text:p>
          </table:table-cell>
          <table:table-cell office:value-type="float" office:value="48.5428567" calcext:value-type="float">
            <text:p>48.5428567</text:p>
          </table:table-cell>
          <table:table-cell office:value-type="float" office:value="22.9948916" calcext:value-type="float">
            <text:p>22.994891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Svalyava District, Uklyn</text:p>
          </table:table-cell>
          <table:table-cell office:value-type="float" office:value="48.6699994" calcext:value-type="float">
            <text:p>48.6699994</text:p>
          </table:table-cell>
          <table:table-cell office:value-type="float" office:value="22.9868897" calcext:value-type="float">
            <text:p>22.98688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Svalyava District, Mala Uholka</text:p>
          </table:table-cell>
          <table:table-cell office:value-type="float" office:value="48.5428567" calcext:value-type="float">
            <text:p>48.5428567</text:p>
          </table:table-cell>
          <table:table-cell office:value-type="float" office:value="22.9948916" calcext:value-type="float">
            <text:p>22.994891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Uzhhorod District, Uzhhorod</text:p>
          </table:table-cell>
          <table:table-cell office:value-type="float" office:value="48.6208" calcext:value-type="float">
            <text:p>48.6208</text:p>
          </table:table-cell>
          <table:table-cell office:value-type="float" office:value="22.287883" calcext:value-type="float">
            <text:p>22.28788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Uzhhorod District, Orikhovytsya</text:p>
          </table:table-cell>
          <table:table-cell office:value-type="float" office:value="48.6524522" calcext:value-type="float">
            <text:p>48.6524522</text:p>
          </table:table-cell>
          <table:table-cell office:value-type="float" office:value="22.3967252" calcext:value-type="float">
            <text:p>22.396725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Uzhhorod District, Kamianytsya</text:p>
          </table:table-cell>
          <table:table-cell office:value-type="float" office:value="48.6208" calcext:value-type="float">
            <text:p>48.6208</text:p>
          </table:table-cell>
          <table:table-cell office:value-type="float" office:value="22.287883" calcext:value-type="float">
            <text:p>22.28788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Transcarpathian Region, Velykyi Bereznyi District, Kostryna</text:p>
          </table:table-cell>
          <table:table-cell office:value-type="float" office:value="48.940919" calcext:value-type="float">
            <text:p>48.940919</text:p>
          </table:table-cell>
          <table:table-cell office:value-type="float" office:value="22.5887571" calcext:value-type="float">
            <text:p>22.588757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Vinnytsia Region, Velykyi Bereznyi District, Vinnytsia</text:p>
          </table:table-cell>
          <table:table-cell office:value-type="float" office:value="49.233083" calcext:value-type="float">
            <text:p>49.233083</text:p>
          </table:table-cell>
          <table:table-cell office:value-type="float" office:value="28.468217" calcext:value-type="float">
            <text:p>28.46821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string" calcext:value-type="string">
            <text:p>Volyn Region, Kovel District, Kovel</text:p>
          </table:table-cell>
          <table:table-cell office:value-type="float" office:value="51.241786" calcext:value-type="float">
            <text:p>51.241786</text:p>
          </table:table-cell>
          <table:table-cell office:value-type="float" office:value="24.712953" calcext:value-type="float">
            <text:p>24.712953</text:p>
          </table:table-cell>
        </table:table-row>
      </table:table>
      <table:table table:name="gbif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decimalLatitude</text:p>
          </table:table-cell>
          <table:table-cell office:value-type="string" calcext:value-type="string">
            <text:p>decimalLongitude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02851" calcext:value-type="float">
            <text:p>49.02851</text:p>
          </table:table-cell>
          <table:table-cell office:value-type="float" office:value="22.57079" calcext:value-type="float">
            <text:p>22.5707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0307" calcext:value-type="float">
            <text:p>49.0307</text:p>
          </table:table-cell>
          <table:table-cell office:value-type="float" office:value="22.57209" calcext:value-type="float">
            <text:p>22.5720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99581" calcext:value-type="float">
            <text:p>48.99581</text:p>
          </table:table-cell>
          <table:table-cell office:value-type="float" office:value="22.53055" calcext:value-type="float">
            <text:p>22.53055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93295" calcext:value-type="float">
            <text:p>48.93295</text:p>
          </table:table-cell>
          <table:table-cell office:value-type="float" office:value="22.5984" calcext:value-type="float">
            <text:p>22.5984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00249" calcext:value-type="float">
            <text:p>49.00249</text:p>
          </table:table-cell>
          <table:table-cell office:value-type="float" office:value="22.54837" calcext:value-type="float">
            <text:p>22.5483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00585" calcext:value-type="float">
            <text:p>49.00585</text:p>
          </table:table-cell>
          <table:table-cell office:value-type="float" office:value="22.55051" calcext:value-type="float">
            <text:p>22.5505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95583" calcext:value-type="float">
            <text:p>48.95583</text:p>
          </table:table-cell>
          <table:table-cell office:value-type="float" office:value="22.605" calcext:value-type="float">
            <text:p>22.605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00262" calcext:value-type="float">
            <text:p>49.00262</text:p>
          </table:table-cell>
          <table:table-cell office:value-type="float" office:value="22.54833" calcext:value-type="float">
            <text:p>22.54833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7.9735" calcext:value-type="float">
            <text:p>47.9735</text:p>
          </table:table-cell>
          <table:table-cell office:value-type="float" office:value="25.1267" calcext:value-type="float">
            <text:p>25.126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7.9887" calcext:value-type="float">
            <text:p>47.9887</text:p>
          </table:table-cell>
          <table:table-cell office:value-type="float" office:value="25.0814" calcext:value-type="float">
            <text:p>25.0814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7.9584" calcext:value-type="float">
            <text:p>47.9584</text:p>
          </table:table-cell>
          <table:table-cell office:value-type="float" office:value="25.0853" calcext:value-type="float">
            <text:p>25.0853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7.9758" calcext:value-type="float">
            <text:p>47.9758</text:p>
          </table:table-cell>
          <table:table-cell office:value-type="float" office:value="25.1228" calcext:value-type="float">
            <text:p>25.1228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7.9735" calcext:value-type="float">
            <text:p>47.9735</text:p>
          </table:table-cell>
          <table:table-cell office:value-type="float" office:value="25.1267" calcext:value-type="float">
            <text:p>25.126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7.9735" calcext:value-type="float">
            <text:p>47.9735</text:p>
          </table:table-cell>
          <table:table-cell office:value-type="float" office:value="25.1267" calcext:value-type="float">
            <text:p>25.126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7.989" calcext:value-type="float">
            <text:p>47.989</text:p>
          </table:table-cell>
          <table:table-cell office:value-type="float" office:value="25.083" calcext:value-type="float">
            <text:p>25.083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900659" calcext:value-type="float">
            <text:p>49.900659</text:p>
          </table:table-cell>
          <table:table-cell office:value-type="float" office:value="24.93926" calcext:value-type="float">
            <text:p>24.9392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939388" calcext:value-type="float">
            <text:p>49.939388</text:p>
          </table:table-cell>
          <table:table-cell office:value-type="float" office:value="24.945594" calcext:value-type="float">
            <text:p>24.945594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16376" calcext:value-type="float">
            <text:p>48.316376</text:p>
          </table:table-cell>
          <table:table-cell office:value-type="float" office:value="25.052485" calcext:value-type="float">
            <text:p>25.052485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32421" calcext:value-type="float">
            <text:p>48.332421</text:p>
          </table:table-cell>
          <table:table-cell office:value-type="float" office:value="24.941112" calcext:value-type="float">
            <text:p>24.94111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42441" calcext:value-type="float">
            <text:p>48.342441</text:p>
          </table:table-cell>
          <table:table-cell office:value-type="float" office:value="24.995297" calcext:value-type="float">
            <text:p>24.99529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38512" calcext:value-type="float">
            <text:p>48.338512</text:p>
          </table:table-cell>
          <table:table-cell office:value-type="float" office:value="24.816283" calcext:value-type="float">
            <text:p>24.816283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286629" calcext:value-type="float">
            <text:p>48.286629</text:p>
          </table:table-cell>
          <table:table-cell office:value-type="float" office:value="25.0777" calcext:value-type="float">
            <text:p>25.077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812057" calcext:value-type="float">
            <text:p>49.812057</text:p>
          </table:table-cell>
          <table:table-cell office:value-type="float" office:value="25.022128" calcext:value-type="float">
            <text:p>25.022128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762222" calcext:value-type="float">
            <text:p>49.762222</text:p>
          </table:table-cell>
          <table:table-cell office:value-type="float" office:value="24.908544" calcext:value-type="float">
            <text:p>24.908544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8849" calcext:value-type="float">
            <text:p>48.38849</text:p>
          </table:table-cell>
          <table:table-cell office:value-type="float" office:value="23.744679" calcext:value-type="float">
            <text:p>23.74467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771841" calcext:value-type="float">
            <text:p>49.771841</text:p>
          </table:table-cell>
          <table:table-cell office:value-type="float" office:value="24.903941" calcext:value-type="float">
            <text:p>24.90394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938084" calcext:value-type="float">
            <text:p>49.938084</text:p>
          </table:table-cell>
          <table:table-cell office:value-type="float" office:value="24.948211" calcext:value-type="float">
            <text:p>24.94821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01057" calcext:value-type="float">
            <text:p>48.301057</text:p>
          </table:table-cell>
          <table:table-cell office:value-type="float" office:value="24.965333" calcext:value-type="float">
            <text:p>24.965333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269084" calcext:value-type="float">
            <text:p>48.269084</text:p>
          </table:table-cell>
          <table:table-cell office:value-type="float" office:value="24.997555" calcext:value-type="float">
            <text:p>24.997555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01057" calcext:value-type="float">
            <text:p>48.301057</text:p>
          </table:table-cell>
          <table:table-cell office:value-type="float" office:value="24.965333" calcext:value-type="float">
            <text:p>24.965333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286629" calcext:value-type="float">
            <text:p>48.286629</text:p>
          </table:table-cell>
          <table:table-cell office:value-type="float" office:value="25.0777" calcext:value-type="float">
            <text:p>25.077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298916" calcext:value-type="float">
            <text:p>48.298916</text:p>
          </table:table-cell>
          <table:table-cell office:value-type="float" office:value="25.081342" calcext:value-type="float">
            <text:p>25.08134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054" calcext:value-type="float">
            <text:p>48.3054</text:p>
          </table:table-cell>
          <table:table-cell office:value-type="float" office:value="25.032571" calcext:value-type="float">
            <text:p>25.03257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274991" calcext:value-type="float">
            <text:p>48.274991</text:p>
          </table:table-cell>
          <table:table-cell office:value-type="float" office:value="25.042646" calcext:value-type="float">
            <text:p>25.04264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34097" calcext:value-type="float">
            <text:p>48.334097</text:p>
          </table:table-cell>
          <table:table-cell office:value-type="float" office:value="25.133035" calcext:value-type="float">
            <text:p>25.133035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286629" calcext:value-type="float">
            <text:p>48.286629</text:p>
          </table:table-cell>
          <table:table-cell office:value-type="float" office:value="25.0777" calcext:value-type="float">
            <text:p>25.077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286629" calcext:value-type="float">
            <text:p>48.286629</text:p>
          </table:table-cell>
          <table:table-cell office:value-type="float" office:value="25.0777" calcext:value-type="float">
            <text:p>25.077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296152" calcext:value-type="float">
            <text:p>48.296152</text:p>
          </table:table-cell>
          <table:table-cell office:value-type="float" office:value="24.816085" calcext:value-type="float">
            <text:p>24.816085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30308" calcext:value-type="float">
            <text:p>48.330308</text:p>
          </table:table-cell>
          <table:table-cell office:value-type="float" office:value="25.083818" calcext:value-type="float">
            <text:p>25.083818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054" calcext:value-type="float">
            <text:p>48.3054</text:p>
          </table:table-cell>
          <table:table-cell office:value-type="float" office:value="25.032571" calcext:value-type="float">
            <text:p>25.03257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891735" calcext:value-type="float">
            <text:p>49.891735</text:p>
          </table:table-cell>
          <table:table-cell office:value-type="float" office:value="25.092616" calcext:value-type="float">
            <text:p>25.09261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05653" calcext:value-type="float">
            <text:p>49.05653</text:p>
          </table:table-cell>
          <table:table-cell office:value-type="float" office:value="22.58879" calcext:value-type="float">
            <text:p>22.5887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89513" calcext:value-type="float">
            <text:p>48.89513</text:p>
          </table:table-cell>
          <table:table-cell office:value-type="float" office:value="22.46118" calcext:value-type="float">
            <text:p>22.4611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9463" calcext:value-type="float">
            <text:p>48.9463</text:p>
          </table:table-cell>
          <table:table-cell office:value-type="float" office:value="22.49056" calcext:value-type="float">
            <text:p>22.4905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2952" calcext:value-type="float">
            <text:p>48.32952</text:p>
          </table:table-cell>
          <table:table-cell office:value-type="float" office:value="23.74028" calcext:value-type="float">
            <text:p>23.7402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00069" calcext:value-type="float">
            <text:p>48.00069</text:p>
          </table:table-cell>
          <table:table-cell office:value-type="float" office:value="24.15908" calcext:value-type="float">
            <text:p>24.1590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19241" calcext:value-type="float">
            <text:p>48.19241</text:p>
          </table:table-cell>
          <table:table-cell office:value-type="float" office:value="24.33983" calcext:value-type="float">
            <text:p>24.3398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524698" calcext:value-type="float">
            <text:p>48.524698</text:p>
          </table:table-cell>
          <table:table-cell office:value-type="float" office:value="22.994814" calcext:value-type="float">
            <text:p>22.99481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0.07357" calcext:value-type="float">
            <text:p>50.07357</text:p>
          </table:table-cell>
          <table:table-cell office:value-type="float" office:value="35.22087" calcext:value-type="float">
            <text:p>35.2208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0.071512" calcext:value-type="float">
            <text:p>50.071512</text:p>
          </table:table-cell>
          <table:table-cell office:value-type="float" office:value="35.288503" calcext:value-type="float">
            <text:p>35.28850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0.049099" calcext:value-type="float">
            <text:p>50.049099</text:p>
          </table:table-cell>
          <table:table-cell office:value-type="float" office:value="35.214704" calcext:value-type="float">
            <text:p>35.21470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0.081" calcext:value-type="float">
            <text:p>50.081</text:p>
          </table:table-cell>
          <table:table-cell office:value-type="float" office:value="35.231" calcext:value-type="float">
            <text:p>35.23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0.071" calcext:value-type="float">
            <text:p>50.071</text:p>
          </table:table-cell>
          <table:table-cell office:value-type="float" office:value="35.288" calcext:value-type="float">
            <text:p>35.28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0.194126" calcext:value-type="float">
            <text:p>50.194126</text:p>
          </table:table-cell>
          <table:table-cell office:value-type="float" office:value="25.972918" calcext:value-type="float">
            <text:p>25.97291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01644" calcext:value-type="float">
            <text:p>49.901644</text:p>
          </table:table-cell>
          <table:table-cell office:value-type="float" office:value="24.873561" calcext:value-type="float">
            <text:p>24.87356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806755" calcext:value-type="float">
            <text:p>49.806755</text:p>
          </table:table-cell>
          <table:table-cell office:value-type="float" office:value="24.992055" calcext:value-type="float">
            <text:p>24.99205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895536" calcext:value-type="float">
            <text:p>49.895536</text:p>
          </table:table-cell>
          <table:table-cell office:value-type="float" office:value="25.031716" calcext:value-type="float">
            <text:p>25.03171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44957" calcext:value-type="float">
            <text:p>49.944957</text:p>
          </table:table-cell>
          <table:table-cell office:value-type="float" office:value="25.195568" calcext:value-type="float">
            <text:p>25.19556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05" calcext:value-type="float">
            <text:p>49.05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83" calcext:value-type="float">
            <text:p>49.83</text:p>
          </table:table-cell>
          <table:table-cell office:value-type="float" office:value="31.61" calcext:value-type="float">
            <text:p>31.6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72" calcext:value-type="float">
            <text:p>49.72</text:p>
          </table:table-cell>
          <table:table-cell office:value-type="float" office:value="31.53" calcext:value-type="float">
            <text:p>31.5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72" calcext:value-type="float">
            <text:p>49.72</text:p>
          </table:table-cell>
          <table:table-cell office:value-type="float" office:value="31.53" calcext:value-type="float">
            <text:p>31.5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72" calcext:value-type="float">
            <text:p>49.72</text:p>
          </table:table-cell>
          <table:table-cell office:value-type="float" office:value="31.53" calcext:value-type="float">
            <text:p>31.5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72" calcext:value-type="float">
            <text:p>49.72</text:p>
          </table:table-cell>
          <table:table-cell office:value-type="float" office:value="31.53" calcext:value-type="float">
            <text:p>31.5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72" calcext:value-type="float">
            <text:p>49.72</text:p>
          </table:table-cell>
          <table:table-cell office:value-type="float" office:value="31.53" calcext:value-type="float">
            <text:p>31.5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848881" calcext:value-type="float">
            <text:p>48.848881</text:p>
          </table:table-cell>
          <table:table-cell office:value-type="float" office:value="23.017833" calcext:value-type="float">
            <text:p>23.01783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" calcext:value-type="float">
            <text:p>49.9</text:p>
          </table:table-cell>
          <table:table-cell office:value-type="float" office:value="24.87" calcext:value-type="float">
            <text:p>24.8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77" calcext:value-type="float">
            <text:p>49.77</text:p>
          </table:table-cell>
          <table:table-cell office:value-type="float" office:value="24.68" calcext:value-type="float">
            <text:p>24.6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" calcext:value-type="float">
            <text:p>49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09606" calcext:value-type="float">
            <text:p>48.309606</text:p>
          </table:table-cell>
          <table:table-cell office:value-type="float" office:value="25.017066" calcext:value-type="float">
            <text:p>25.01706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17499" calcext:value-type="float">
            <text:p>48.317499</text:p>
          </table:table-cell>
          <table:table-cell office:value-type="float" office:value="25.073269" calcext:value-type="float">
            <text:p>25.07326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257521" calcext:value-type="float">
            <text:p>48.257521</text:p>
          </table:table-cell>
          <table:table-cell office:value-type="float" office:value="25.034622" calcext:value-type="float">
            <text:p>25.03462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09606" calcext:value-type="float">
            <text:p>48.309606</text:p>
          </table:table-cell>
          <table:table-cell office:value-type="float" office:value="25.017066" calcext:value-type="float">
            <text:p>25.01706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257521" calcext:value-type="float">
            <text:p>48.257521</text:p>
          </table:table-cell>
          <table:table-cell office:value-type="float" office:value="25.034622" calcext:value-type="float">
            <text:p>25.03462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02492" calcext:value-type="float">
            <text:p>48.302492</text:p>
          </table:table-cell>
          <table:table-cell office:value-type="float" office:value="24.752611" calcext:value-type="float">
            <text:p>24.75261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15399" calcext:value-type="float">
            <text:p>48.315399</text:p>
          </table:table-cell>
          <table:table-cell office:value-type="float" office:value="25.051082" calcext:value-type="float">
            <text:p>25.05108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15399" calcext:value-type="float">
            <text:p>48.315399</text:p>
          </table:table-cell>
          <table:table-cell office:value-type="float" office:value="25.051082" calcext:value-type="float">
            <text:p>25.05108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2" calcext:value-type="float">
            <text:p>48.32</text:p>
          </table:table-cell>
          <table:table-cell office:value-type="float" office:value="25.04" calcext:value-type="float">
            <text:p>25.0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2646" calcext:value-type="float">
            <text:p>48.32646</text:p>
          </table:table-cell>
          <table:table-cell office:value-type="float" office:value="25.04506" calcext:value-type="float">
            <text:p>25.0450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15399" calcext:value-type="float">
            <text:p>48.315399</text:p>
          </table:table-cell>
          <table:table-cell office:value-type="float" office:value="25.051082" calcext:value-type="float">
            <text:p>25.05108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17034" calcext:value-type="float">
            <text:p>48.317034</text:p>
          </table:table-cell>
          <table:table-cell office:value-type="float" office:value="25.073557" calcext:value-type="float">
            <text:p>25.07355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15399" calcext:value-type="float">
            <text:p>48.315399</text:p>
          </table:table-cell>
          <table:table-cell office:value-type="float" office:value="25.051082" calcext:value-type="float">
            <text:p>25.05108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15399" calcext:value-type="float">
            <text:p>48.315399</text:p>
          </table:table-cell>
          <table:table-cell office:value-type="float" office:value="25.051082" calcext:value-type="float">
            <text:p>25.05108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296838" calcext:value-type="float">
            <text:p>48.296838</text:p>
          </table:table-cell>
          <table:table-cell office:value-type="float" office:value="25.075956" calcext:value-type="float">
            <text:p>25.07595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296838" calcext:value-type="float">
            <text:p>48.296838</text:p>
          </table:table-cell>
          <table:table-cell office:value-type="float" office:value="25.075956" calcext:value-type="float">
            <text:p>25.07595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18785" calcext:value-type="float">
            <text:p>48.318785</text:p>
          </table:table-cell>
          <table:table-cell office:value-type="float" office:value="25.076504" calcext:value-type="float">
            <text:p>25.07650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2" calcext:value-type="float">
            <text:p>48.32</text:p>
          </table:table-cell>
          <table:table-cell office:value-type="float" office:value="25.04" calcext:value-type="float">
            <text:p>25.0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688801" calcext:value-type="float">
            <text:p>49.688801</text:p>
          </table:table-cell>
          <table:table-cell office:value-type="float" office:value="24.347701" calcext:value-type="float">
            <text:p>24.34770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896304" calcext:value-type="float">
            <text:p>49.896304</text:p>
          </table:table-cell>
          <table:table-cell office:value-type="float" office:value="25.124624" calcext:value-type="float">
            <text:p>25.12462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24993" calcext:value-type="float">
            <text:p>49.924993</text:p>
          </table:table-cell>
          <table:table-cell office:value-type="float" office:value="24.965263" calcext:value-type="float">
            <text:p>24.96526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797489" calcext:value-type="float">
            <text:p>49.797489</text:p>
          </table:table-cell>
          <table:table-cell office:value-type="float" office:value="24.744893" calcext:value-type="float">
            <text:p>24.74489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05193" calcext:value-type="float">
            <text:p>49.905193</text:p>
          </table:table-cell>
          <table:table-cell office:value-type="float" office:value="24.962709" calcext:value-type="float">
            <text:p>24.96270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02502" calcext:value-type="float">
            <text:p>49.902502</text:p>
          </table:table-cell>
          <table:table-cell office:value-type="float" office:value="24.875951" calcext:value-type="float">
            <text:p>24.87595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688801" calcext:value-type="float">
            <text:p>49.688801</text:p>
          </table:table-cell>
          <table:table-cell office:value-type="float" office:value="24.347701" calcext:value-type="float">
            <text:p>24.34770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26208" calcext:value-type="float">
            <text:p>48.26208</text:p>
          </table:table-cell>
          <table:table-cell office:value-type="float" office:value="23.64321" calcext:value-type="float">
            <text:p>23.6432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037527" calcext:value-type="float">
            <text:p>49.037527</text:p>
          </table:table-cell>
          <table:table-cell office:value-type="float" office:value="37.429484" calcext:value-type="float">
            <text:p>37.42948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076035" calcext:value-type="float">
            <text:p>49.076035</text:p>
          </table:table-cell>
          <table:table-cell office:value-type="float" office:value="37.567016" calcext:value-type="float">
            <text:p>37.567016</text:p>
          </table:table-cell>
        </table:table-row>
      </table:table>
      <table:table table:name="all_sources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xon_species_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949923" calcext:value-type="float">
            <text:p>48.949923</text:p>
          </table:table-cell>
          <table:table-cell office:value-type="float" office:value="22.6928687" calcext:value-type="float">
            <text:p>22.692868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1198232" calcext:value-type="float">
            <text:p>48.1198232</text:p>
          </table:table-cell>
          <table:table-cell office:value-type="float" office:value="23.0318181" calcext:value-type="float">
            <text:p>23.031818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7114913" calcext:value-type="float">
            <text:p>48.7114913</text:p>
          </table:table-cell>
          <table:table-cell office:value-type="float" office:value="23.1850055" calcext:value-type="float">
            <text:p>23.1850055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7724472" calcext:value-type="float">
            <text:p>48.7724472</text:p>
          </table:table-cell>
          <table:table-cell office:value-type="float" office:value="23.0974009" calcext:value-type="float">
            <text:p>23.097400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5636" calcext:value-type="float">
            <text:p>48.35636</text:p>
          </table:table-cell>
          <table:table-cell office:value-type="float" office:value="23.1045732" calcext:value-type="float">
            <text:p>23.104573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5937008" calcext:value-type="float">
            <text:p>48.5937008</text:p>
          </table:table-cell>
          <table:table-cell office:value-type="float" office:value="23.5738109" calcext:value-type="float">
            <text:p>23.573810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5342941" calcext:value-type="float">
            <text:p>48.5342941</text:p>
          </table:table-cell>
          <table:table-cell office:value-type="float" office:value="23.5968719" calcext:value-type="float">
            <text:p>23.596871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4493055" calcext:value-type="float">
            <text:p>48.4493055</text:p>
          </table:table-cell>
          <table:table-cell office:value-type="float" office:value="22.7117106" calcext:value-type="float">
            <text:p>22.711710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5206301" calcext:value-type="float">
            <text:p>48.5206301</text:p>
          </table:table-cell>
          <table:table-cell office:value-type="float" office:value="22.723114" calcext:value-type="float">
            <text:p>22.723114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7.9739665" calcext:value-type="float">
            <text:p>47.9739665</text:p>
          </table:table-cell>
          <table:table-cell office:value-type="float" office:value="24.0086251" calcext:value-type="float">
            <text:p>24.008625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5428567" calcext:value-type="float">
            <text:p>48.5428567</text:p>
          </table:table-cell>
          <table:table-cell office:value-type="float" office:value="22.9948916" calcext:value-type="float">
            <text:p>22.994891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7.9557094" calcext:value-type="float">
            <text:p>47.9557094</text:p>
          </table:table-cell>
          <table:table-cell office:value-type="float" office:value="23.8775791" calcext:value-type="float">
            <text:p>23.877579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0006147" calcext:value-type="float">
            <text:p>48.0006147</text:p>
          </table:table-cell>
          <table:table-cell office:value-type="float" office:value="23.6966322" calcext:value-type="float">
            <text:p>23.696632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6208" calcext:value-type="float">
            <text:p>48.6208</text:p>
          </table:table-cell>
          <table:table-cell office:value-type="float" office:value="22.287883" calcext:value-type="float">
            <text:p>22.287883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6541216" calcext:value-type="float">
            <text:p>48.6541216</text:p>
          </table:table-cell>
          <table:table-cell office:value-type="float" office:value="22.3433482" calcext:value-type="float">
            <text:p>22.343348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2856494" calcext:value-type="float">
            <text:p>48.2856494</text:p>
          </table:table-cell>
          <table:table-cell office:value-type="float" office:value="23.4356427" calcext:value-type="float">
            <text:p>23.435642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0615596" calcext:value-type="float">
            <text:p>48.0615596</text:p>
          </table:table-cell>
          <table:table-cell office:value-type="float" office:value="24.8211382" calcext:value-type="float">
            <text:p>24.821138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878812" calcext:value-type="float">
            <text:p>48.878812</text:p>
          </table:table-cell>
          <table:table-cell office:value-type="float" office:value="23.8262641" calcext:value-type="float">
            <text:p>23.8262641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1132204" calcext:value-type="float">
            <text:p>49.1132204</text:p>
          </table:table-cell>
          <table:table-cell office:value-type="float" office:value="24.4098062" calcext:value-type="float">
            <text:p>24.409806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181015" calcext:value-type="float">
            <text:p>48.3181015</text:p>
          </table:table-cell>
          <table:table-cell office:value-type="float" office:value="24.9937597" calcext:value-type="float">
            <text:p>24.993759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135026" calcext:value-type="float">
            <text:p>48.3135026</text:p>
          </table:table-cell>
          <table:table-cell office:value-type="float" office:value="25.0822289" calcext:value-type="float">
            <text:p>25.082228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56302" calcext:value-type="float">
            <text:p>48.56302</text:p>
          </table:table-cell>
          <table:table-cell office:value-type="float" office:value="24.4803568" calcext:value-type="float">
            <text:p>24.4803568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8526332" calcext:value-type="float">
            <text:p>48.8526332</text:p>
          </table:table-cell>
          <table:table-cell office:value-type="float" office:value="24.1386159" calcext:value-type="float">
            <text:p>24.1386159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7449025" calcext:value-type="float">
            <text:p>48.7449025</text:p>
          </table:table-cell>
          <table:table-cell office:value-type="float" office:value="24.1735498" calcext:value-type="float">
            <text:p>24.1735498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3053757" calcext:value-type="float">
            <text:p>48.3053757</text:p>
          </table:table-cell>
          <table:table-cell office:value-type="float" office:value="24.4702592" calcext:value-type="float">
            <text:p>24.470259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50.1603676" calcext:value-type="float">
            <text:p>50.1603676</text:p>
          </table:table-cell>
          <table:table-cell office:value-type="float" office:value="23.8831486" calcext:value-type="float">
            <text:p>23.883148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7840108" calcext:value-type="float">
            <text:p>49.7840108</text:p>
          </table:table-cell>
          <table:table-cell office:value-type="float" office:value="24.7901478" calcext:value-type="float">
            <text:p>24.7901478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839683" calcext:value-type="float">
            <text:p>49.839683</text:p>
          </table:table-cell>
          <table:table-cell office:value-type="float" office:value="24.029717" calcext:value-type="float">
            <text:p>24.029717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8122096" calcext:value-type="float">
            <text:p>49.8122096</text:p>
          </table:table-cell>
          <table:table-cell office:value-type="float" office:value="24.1435555" calcext:value-type="float">
            <text:p>24.1435555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1557117" calcext:value-type="float">
            <text:p>49.1557117</text:p>
          </table:table-cell>
          <table:table-cell office:value-type="float" office:value="23.8674568" calcext:value-type="float">
            <text:p>23.8674568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7965969" calcext:value-type="float">
            <text:p>49.7965969</text:p>
          </table:table-cell>
          <table:table-cell office:value-type="float" office:value="23.1501342" calcext:value-type="float">
            <text:p>23.150134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6964415" calcext:value-type="float">
            <text:p>49.6964415</text:p>
          </table:table-cell>
          <table:table-cell office:value-type="float" office:value="24.0171142" calcext:value-type="float">
            <text:p>24.017114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6528217" calcext:value-type="float">
            <text:p>49.6528217</text:p>
          </table:table-cell>
          <table:table-cell office:value-type="float" office:value="24.0216983" calcext:value-type="float">
            <text:p>24.0216983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578198" calcext:value-type="float">
            <text:p>49.578198</text:p>
          </table:table-cell>
          <table:table-cell office:value-type="float" office:value="23.3664274" calcext:value-type="float">
            <text:p>23.3664274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8.97596" calcext:value-type="float">
            <text:p>48.97596</text:p>
          </table:table-cell>
          <table:table-cell office:value-type="float" office:value="23.3773672" calcext:value-type="float">
            <text:p>23.3773672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5048262" calcext:value-type="float">
            <text:p>49.5048262</text:p>
          </table:table-cell>
          <table:table-cell office:value-type="float" office:value="22.8988386" calcext:value-type="float">
            <text:p>22.898838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1895728" calcext:value-type="float">
            <text:p>49.1895728</text:p>
          </table:table-cell>
          <table:table-cell office:value-type="float" office:value="23.9696786" calcext:value-type="float">
            <text:p>23.969678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49.0475158" calcext:value-type="float">
            <text:p>49.0475158</text:p>
          </table:table-cell>
          <table:table-cell office:value-type="float" office:value="23.0403066" calcext:value-type="float">
            <text:p>23.0403066</text:p>
          </table:table-cell>
        </table:table-row>
        <table:table-row table:style-name="ro1">
          <table:table-cell office:value-type="string" calcext:value-type="string">
            <text:p>Clathrus archeri</text:p>
          </table:table-cell>
          <table:table-cell office:value-type="float" office:value="50.015466" calcext:value-type="float">
            <text:p>50.015466</text:p>
          </table:table-cell>
          <table:table-cell office:value-type="float" office:value="23.5466891" calcext:value-type="float">
            <text:p>23.546689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4.676383" calcext:value-type="float">
            <text:p>44.676383</text:p>
          </table:table-cell>
          <table:table-cell office:value-type="float" office:value="34.41005" calcext:value-type="float">
            <text:p>34.4100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4.7995945" calcext:value-type="float">
            <text:p>44.7995945</text:p>
          </table:table-cell>
          <table:table-cell office:value-type="float" office:value="34.4841521" calcext:value-type="float">
            <text:p>34.484152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5.031933" calcext:value-type="float">
            <text:p>45.031933</text:p>
          </table:table-cell>
          <table:table-cell office:value-type="float" office:value="35.382433" calcext:value-type="float">
            <text:p>35.38243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4.952117" calcext:value-type="float">
            <text:p>44.952117</text:p>
          </table:table-cell>
          <table:table-cell office:value-type="float" office:value="34.102417" calcext:value-type="float">
            <text:p>34.10241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4.4909462" calcext:value-type="float">
            <text:p>44.4909462</text:p>
          </table:table-cell>
          <table:table-cell office:value-type="float" office:value="34.1532686" calcext:value-type="float">
            <text:p>34.153268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4413155" calcext:value-type="float">
            <text:p>49.4413155</text:p>
          </table:table-cell>
          <table:table-cell office:value-type="float" office:value="32.0643442" calcext:value-type="float">
            <text:p>32.064344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751033" calcext:value-type="float">
            <text:p>49.751033</text:p>
          </table:table-cell>
          <table:table-cell office:value-type="float" office:value="31.4697" calcext:value-type="float">
            <text:p>31.46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841526" calcext:value-type="float">
            <text:p>49.841526</text:p>
          </table:table-cell>
          <table:table-cell office:value-type="float" office:value="31.6417697" calcext:value-type="float">
            <text:p>31.64176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2924827" calcext:value-type="float">
            <text:p>48.2924827</text:p>
          </table:table-cell>
          <table:table-cell office:value-type="float" office:value="25.9356008" calcext:value-type="float">
            <text:p>25.935600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5168792" calcext:value-type="float">
            <text:p>48.5168792</text:p>
          </table:table-cell>
          <table:table-cell office:value-type="float" office:value="26.1579254" calcext:value-type="float">
            <text:p>26.157925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2097114" calcext:value-type="float">
            <text:p>48.2097114</text:p>
          </table:table-cell>
          <table:table-cell office:value-type="float" office:value="25.1804078" calcext:value-type="float">
            <text:p>25.180407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6329614" calcext:value-type="float">
            <text:p>48.6329614</text:p>
          </table:table-cell>
          <table:table-cell office:value-type="float" office:value="35.2241571" calcext:value-type="float">
            <text:p>35.224157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0440881" calcext:value-type="float">
            <text:p>49.0440881</text:p>
          </table:table-cell>
          <table:table-cell office:value-type="float" office:value="37.578484" calcext:value-type="float">
            <text:p>37.57848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9764573" calcext:value-type="float">
            <text:p>48.9764573</text:p>
          </table:table-cell>
          <table:table-cell office:value-type="float" office:value="23.9892458" calcext:value-type="float">
            <text:p>23.989245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0838417" calcext:value-type="float">
            <text:p>49.0838417</text:p>
          </table:table-cell>
          <table:table-cell office:value-type="float" office:value="24.6941842" calcext:value-type="float">
            <text:p>24.694184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1355068" calcext:value-type="float">
            <text:p>49.1355068</text:p>
          </table:table-cell>
          <table:table-cell office:value-type="float" office:value="24.6501761" calcext:value-type="float">
            <text:p>24.650176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181015" calcext:value-type="float">
            <text:p>48.3181015</text:p>
          </table:table-cell>
          <table:table-cell office:value-type="float" office:value="24.9937597" calcext:value-type="float">
            <text:p>24.99375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135026" calcext:value-type="float">
            <text:p>48.3135026</text:p>
          </table:table-cell>
          <table:table-cell office:value-type="float" office:value="25.0822289" calcext:value-type="float">
            <text:p>25.082228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162239" calcext:value-type="float">
            <text:p>48.3162239</text:p>
          </table:table-cell>
          <table:table-cell office:value-type="float" office:value="24.9330261" calcext:value-type="float">
            <text:p>24.933026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018229" calcext:value-type="float">
            <text:p>48.3018229</text:p>
          </table:table-cell>
          <table:table-cell office:value-type="float" office:value="25.0353754" calcext:value-type="float">
            <text:p>25.035375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343908" calcext:value-type="float">
            <text:p>48.3343908</text:p>
          </table:table-cell>
          <table:table-cell office:value-type="float" office:value="24.8195808" calcext:value-type="float">
            <text:p>24.819580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56302" calcext:value-type="float">
            <text:p>48.56302</text:p>
          </table:table-cell>
          <table:table-cell office:value-type="float" office:value="24.4803568" calcext:value-type="float">
            <text:p>24.480356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490864" calcext:value-type="float">
            <text:p>49.490864</text:p>
          </table:table-cell>
          <table:table-cell office:value-type="float" office:value="24.5724522" calcext:value-type="float">
            <text:p>24.572452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2834458" calcext:value-type="float">
            <text:p>48.2834458</text:p>
          </table:table-cell>
          <table:table-cell office:value-type="float" office:value="24.5670568" calcext:value-type="float">
            <text:p>24.567056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6311739" calcext:value-type="float">
            <text:p>49.6311739</text:p>
          </table:table-cell>
          <table:table-cell office:value-type="float" office:value="36.3111739" calcext:value-type="float">
            <text:p>36.311173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1926163" calcext:value-type="float">
            <text:p>49.1926163</text:p>
          </table:table-cell>
          <table:table-cell office:value-type="float" office:value="26.2492577" calcext:value-type="float">
            <text:p>26.249257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746033" calcext:value-type="float">
            <text:p>48.746033</text:p>
          </table:table-cell>
          <table:table-cell office:value-type="float" office:value="32.5682293" calcext:value-type="float">
            <text:p>32.568229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0.3268905" calcext:value-type="float">
            <text:p>50.3268905</text:p>
          </table:table-cell>
          <table:table-cell office:value-type="float" office:value="30.5672193" calcext:value-type="float">
            <text:p>30.567219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0.6445031" calcext:value-type="float">
            <text:p>50.6445031</text:p>
          </table:table-cell>
          <table:table-cell office:value-type="float" office:value="29.9146299" calcext:value-type="float">
            <text:p>29.914629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839683" calcext:value-type="float">
            <text:p>49.839683</text:p>
          </table:table-cell>
          <table:table-cell office:value-type="float" office:value="24.029717" calcext:value-type="float">
            <text:p>24.02971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2539914" calcext:value-type="float">
            <text:p>49.2539914</text:p>
          </table:table-cell>
          <table:table-cell office:value-type="float" office:value="23.3783028" calcext:value-type="float">
            <text:p>23.378302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57869" calcext:value-type="float">
            <text:p>49.957869</text:p>
          </table:table-cell>
          <table:table-cell office:value-type="float" office:value="25.1529594" calcext:value-type="float">
            <text:p>25.152959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408891" calcext:value-type="float">
            <text:p>49.408891</text:p>
          </table:table-cell>
          <table:table-cell office:value-type="float" office:value="23.3850249" calcext:value-type="float">
            <text:p>23.385024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6692136" calcext:value-type="float">
            <text:p>49.6692136</text:p>
          </table:table-cell>
          <table:table-cell office:value-type="float" office:value="24.5593173" calcext:value-type="float">
            <text:p>24.559317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7140071" calcext:value-type="float">
            <text:p>49.7140071</text:p>
          </table:table-cell>
          <table:table-cell office:value-type="float" office:value="24.0018454" calcext:value-type="float">
            <text:p>24.001845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3778922" calcext:value-type="float">
            <text:p>49.3778922</text:p>
          </table:table-cell>
          <table:table-cell office:value-type="float" office:value="23.1395213" calcext:value-type="float">
            <text:p>23.139521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97596" calcext:value-type="float">
            <text:p>48.97596</text:p>
          </table:table-cell>
          <table:table-cell office:value-type="float" office:value="23.3773672" calcext:value-type="float">
            <text:p>23.377367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9739733" calcext:value-type="float">
            <text:p>48.9739733</text:p>
          </table:table-cell>
          <table:table-cell office:value-type="float" office:value="23.4704622" calcext:value-type="float">
            <text:p>23.470462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9040638" calcext:value-type="float">
            <text:p>48.9040638</text:p>
          </table:table-cell>
          <table:table-cell office:value-type="float" office:value="23.1840558" calcext:value-type="float">
            <text:p>23.184055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1895728" calcext:value-type="float">
            <text:p>49.1895728</text:p>
          </table:table-cell>
          <table:table-cell office:value-type="float" office:value="23.9696786" calcext:value-type="float">
            <text:p>23.969678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154057" calcext:value-type="float">
            <text:p>49.154057</text:p>
          </table:table-cell>
          <table:table-cell office:value-type="float" office:value="23.0280056" calcext:value-type="float">
            <text:p>23.028005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8914292" calcext:value-type="float">
            <text:p>49.8914292</text:p>
          </table:table-cell>
          <table:table-cell office:value-type="float" office:value="23.8380437" calcext:value-type="float">
            <text:p>23.838043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854267" calcext:value-type="float">
            <text:p>49.9854267</text:p>
          </table:table-cell>
          <table:table-cell office:value-type="float" office:value="23.6295845" calcext:value-type="float">
            <text:p>23.629584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411991" calcext:value-type="float">
            <text:p>49.9411991</text:p>
          </table:table-cell>
          <table:table-cell office:value-type="float" office:value="23.9085999" calcext:value-type="float">
            <text:p>23.908599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8956448" calcext:value-type="float">
            <text:p>49.8956448</text:p>
          </table:table-cell>
          <table:table-cell office:value-type="float" office:value="23.7687251" calcext:value-type="float">
            <text:p>23.768725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0.0588756" calcext:value-type="float">
            <text:p>50.0588756</text:p>
          </table:table-cell>
          <table:table-cell office:value-type="float" office:value="23.9736471" calcext:value-type="float">
            <text:p>23.973647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712114" calcext:value-type="float">
            <text:p>49.9712114</text:p>
          </table:table-cell>
          <table:table-cell office:value-type="float" office:value="23.9701891" calcext:value-type="float">
            <text:p>23.970189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9453331" calcext:value-type="float">
            <text:p>49.9453331</text:p>
          </table:table-cell>
          <table:table-cell office:value-type="float" office:value="23.9673483" calcext:value-type="float">
            <text:p>23.967348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3853385" calcext:value-type="float">
            <text:p>49.3853385</text:p>
          </table:table-cell>
          <table:table-cell office:value-type="float" office:value="24.1421827" calcext:value-type="float">
            <text:p>24.142182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8820814" calcext:value-type="float">
            <text:p>49.8820814</text:p>
          </table:table-cell>
          <table:table-cell office:value-type="float" office:value="24.8767591" calcext:value-type="float">
            <text:p>24.876759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7840108" calcext:value-type="float">
            <text:p>49.7840108</text:p>
          </table:table-cell>
          <table:table-cell office:value-type="float" office:value="24.7901478" calcext:value-type="float">
            <text:p>24.7901478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8919007" calcext:value-type="float">
            <text:p>49.8919007</text:p>
          </table:table-cell>
          <table:table-cell office:value-type="float" office:value="24.9649463" calcext:value-type="float">
            <text:p>24.964946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7727056" calcext:value-type="float">
            <text:p>49.7727056</text:p>
          </table:table-cell>
          <table:table-cell office:value-type="float" office:value="24.6902359" calcext:value-type="float">
            <text:p>24.690235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7.7159812" calcext:value-type="float">
            <text:p>47.7159812</text:p>
          </table:table-cell>
          <table:table-cell office:value-type="float" office:value="31.4062735" calcext:value-type="float">
            <text:p>31.406273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1.5489435" calcext:value-type="float">
            <text:p>51.5489435</text:p>
          </table:table-cell>
          <table:table-cell office:value-type="float" office:value="33.3860497" calcext:value-type="float">
            <text:p>33.38604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0.4810642" calcext:value-type="float">
            <text:p>50.4810642</text:p>
          </table:table-cell>
          <table:table-cell office:value-type="float" office:value="34.9654364" calcext:value-type="float">
            <text:p>34.965436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4438882" calcext:value-type="float">
            <text:p>49.4438882</text:p>
          </table:table-cell>
          <table:table-cell office:value-type="float" office:value="24.9361397" calcext:value-type="float">
            <text:p>24.93613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3379202" calcext:value-type="float">
            <text:p>49.3379202</text:p>
          </table:table-cell>
          <table:table-cell office:value-type="float" office:value="25.6167597" calcext:value-type="float">
            <text:p>25.61675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3327727" calcext:value-type="float">
            <text:p>48.3327727</text:p>
          </table:table-cell>
          <table:table-cell office:value-type="float" office:value="23.1413859" calcext:value-type="float">
            <text:p>23.1413859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1734633" calcext:value-type="float">
            <text:p>48.1734633</text:p>
          </table:table-cell>
          <table:table-cell office:value-type="float" office:value="23.2972476" calcext:value-type="float">
            <text:p>23.297247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5858906" calcext:value-type="float">
            <text:p>48.5858906</text:p>
          </table:table-cell>
          <table:table-cell office:value-type="float" office:value="23.6891102" calcext:value-type="float">
            <text:p>23.689110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4674529" calcext:value-type="float">
            <text:p>48.4674529</text:p>
          </table:table-cell>
          <table:table-cell office:value-type="float" office:value="22.7635932" calcext:value-type="float">
            <text:p>22.763593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5206301" calcext:value-type="float">
            <text:p>48.5206301</text:p>
          </table:table-cell>
          <table:table-cell office:value-type="float" office:value="22.723114" calcext:value-type="float">
            <text:p>22.723114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1391697" calcext:value-type="float">
            <text:p>48.1391697</text:p>
          </table:table-cell>
          <table:table-cell office:value-type="float" office:value="24.2936895" calcext:value-type="float">
            <text:p>24.293689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2772222" calcext:value-type="float">
            <text:p>48.2772222</text:p>
          </table:table-cell>
          <table:table-cell office:value-type="float" office:value="24.1522222" calcext:value-type="float">
            <text:p>24.152222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1495982" calcext:value-type="float">
            <text:p>48.1495982</text:p>
          </table:table-cell>
          <table:table-cell office:value-type="float" office:value="24.2824443" calcext:value-type="float">
            <text:p>24.282444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1391697" calcext:value-type="float">
            <text:p>48.1391697</text:p>
          </table:table-cell>
          <table:table-cell office:value-type="float" office:value="24.2936895" calcext:value-type="float">
            <text:p>24.2936895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801283" calcext:value-type="float">
            <text:p>48.801283</text:p>
          </table:table-cell>
          <table:table-cell office:value-type="float" office:value="22.7130612" calcext:value-type="float">
            <text:p>22.713061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5428567" calcext:value-type="float">
            <text:p>48.5428567</text:p>
          </table:table-cell>
          <table:table-cell office:value-type="float" office:value="22.9948916" calcext:value-type="float">
            <text:p>22.994891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5428567" calcext:value-type="float">
            <text:p>48.5428567</text:p>
          </table:table-cell>
          <table:table-cell office:value-type="float" office:value="22.9948916" calcext:value-type="float">
            <text:p>22.994891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6699994" calcext:value-type="float">
            <text:p>48.6699994</text:p>
          </table:table-cell>
          <table:table-cell office:value-type="float" office:value="22.9868897" calcext:value-type="float">
            <text:p>22.986889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5428567" calcext:value-type="float">
            <text:p>48.5428567</text:p>
          </table:table-cell>
          <table:table-cell office:value-type="float" office:value="22.9948916" calcext:value-type="float">
            <text:p>22.9948916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6208" calcext:value-type="float">
            <text:p>48.6208</text:p>
          </table:table-cell>
          <table:table-cell office:value-type="float" office:value="22.287883" calcext:value-type="float">
            <text:p>22.28788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6524522" calcext:value-type="float">
            <text:p>48.6524522</text:p>
          </table:table-cell>
          <table:table-cell office:value-type="float" office:value="22.3967252" calcext:value-type="float">
            <text:p>22.3967252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6208" calcext:value-type="float">
            <text:p>48.6208</text:p>
          </table:table-cell>
          <table:table-cell office:value-type="float" office:value="22.287883" calcext:value-type="float">
            <text:p>22.287883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8.940919" calcext:value-type="float">
            <text:p>48.940919</text:p>
          </table:table-cell>
          <table:table-cell office:value-type="float" office:value="22.5887571" calcext:value-type="float">
            <text:p>22.5887571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49.233083" calcext:value-type="float">
            <text:p>49.233083</text:p>
          </table:table-cell>
          <table:table-cell office:value-type="float" office:value="28.468217" calcext:value-type="float">
            <text:p>28.468217</text:p>
          </table:table-cell>
        </table:table-row>
        <table:table-row table:style-name="ro1">
          <table:table-cell office:value-type="string" calcext:value-type="string">
            <text:p>Hericium coralloides</text:p>
          </table:table-cell>
          <table:table-cell office:value-type="float" office:value="51.241786" calcext:value-type="float">
            <text:p>51.241786</text:p>
          </table:table-cell>
          <table:table-cell office:value-type="float" office:value="24.712953" calcext:value-type="float">
            <text:p>24.712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13:08:44.344266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eh Prylutskyi</meta:initial-creator>
    <meta:creation-date>2024-06-08T11:39:56.693760309</meta:creation-date>
    <dc:date>2024-06-08T13:13:14.741238675</dc:date>
    <dc:creator>Oleh Prylutskyi</dc:creator>
    <meta:editing-duration>PT44M19S</meta:editing-duration>
    <meta:editing-cycles>10</meta:editing-cycles>
    <meta:generator>LibreOffice/24.2.3.2$MacOSX_AARCH64 LibreOffice_project/433d9c2ded56988e8a90e6b2e771ee4e6a5ab2ba</meta:generator>
    <meta:document-statistic meta:table-count="4" meta:cell-count="1685" meta:object-count="0"/>
  </office:meta>
</office:document-meta>
</file>